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Tahoma1" svg:font-family="Tahoma, Lucidasans, 'Lucida Sans', 'Arial Unicode MS'"/>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margin-top="0in" fo:margin-bottom="0.0799in" fo:text-align="justify" style:justify-single-word="false"/>
      <style:text-properties fo:font-weight="bold" style:font-weight-asian="bold" style:font-weight-complex="bold"/>
    </style:style>
    <style:style style:name="P2" style:family="paragraph" style:parent-style-name="Standard">
      <style:paragraph-properties fo:margin-top="0in" fo:margin-bottom="0.0799in" fo:text-align="justify" style:justify-single-word="false"/>
      <style:text-properties fo:font-weight="normal" style:font-weight-asian="normal" style:font-weight-complex="normal"/>
    </style:style>
    <style:style style:name="P3" style:family="paragraph" style:parent-style-name="Standard">
      <style:paragraph-properties fo:margin-top="0in" fo:margin-bottom="0.0799in"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margin-top="0in" fo:margin-bottom="0.0799in" fo:text-align="justify" style:justify-single-word="false"/>
    </style:style>
    <style:style style:name="P5" style:family="paragraph" style:parent-style-name="Standard">
      <style:paragraph-properties fo:margin-top="0in" fo:margin-bottom="0.0799in"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margin-top="0in" fo:margin-bottom="0.0799in"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list-style-name="L1">
      <style:paragraph-properties fo:margin-top="0in" fo:margin-bottom="0.0799in" fo:text-align="justify" style:justify-single-word="false"/>
      <style:text-properties fo:font-style="normal" style:text-underline-style="none" fo:font-weight="bold" style:font-style-asian="normal" style:font-weight-asian="bold" style:font-style-complex="normal" style:font-weight-complex="bold"/>
    </style:style>
    <style:style style:name="P8" style:family="paragraph" style:parent-style-name="Standard" style:list-style-name="L1">
      <style:paragraph-properties fo:margin-top="0in" fo:margin-bottom="0.0799in" fo:text-align="justify" style:justify-single-word="false"/>
      <style:text-properties fo:font-weight="bold" style:font-weight-asian="bold" style:font-weight-complex="bold"/>
    </style:style>
    <style:style style:name="P9" style:family="paragraph" style:parent-style-name="Standard" style:list-style-name="L2">
      <style:paragraph-properties fo:margin-top="0in" fo:margin-bottom="0.0799in" fo:text-align="justify" style:justify-single-word="false"/>
      <style:text-properties style:text-underline-style="none" fo:font-weight="normal" style:font-weight-asian="normal" style:font-weight-complex="normal"/>
    </style:style>
    <style:style style:name="P10" style:family="paragraph" style:parent-style-name="Standard" style:list-style-name="L4">
      <style:paragraph-properties fo:margin-top="0in" fo:margin-bottom="0.0799in" fo:text-align="justify" style:justify-single-word="false"/>
      <style:text-properties style:text-underline-style="none" fo:font-weight="normal" style:font-weight-asian="normal" style:font-weight-complex="normal"/>
    </style:style>
    <style:style style:name="P11" style:family="paragraph" style:parent-style-name="Standard" style:list-style-name="L5">
      <style:paragraph-properties fo:margin-top="0in" fo:margin-bottom="0.0799in" fo:text-align="justify" style:justify-single-word="false"/>
      <style:text-properties style:text-underline-style="none" fo:font-weight="normal" style:font-weight-asian="normal" style:font-weight-complex="normal"/>
    </style:style>
    <style:style style:name="P12" style:family="paragraph" style:parent-style-name="Standard" style:list-style-name="L6">
      <style:paragraph-properties fo:margin-top="0in" fo:margin-bottom="0.0799in" fo:text-align="justify" style:justify-single-word="false"/>
      <style:text-properties style:text-underline-style="none" fo:font-weight="normal" style:font-weight-asian="normal" style:font-weight-complex="normal"/>
    </style:style>
    <style:style style:name="P13" style:family="paragraph" style:parent-style-name="Standard" style:list-style-name="L1">
      <style:paragraph-properties fo:margin-top="0in" fo:margin-bottom="0.0799in" fo:text-align="justify" style:justify-single-word="false"/>
      <style:text-properties style:text-underline-style="none" fo:font-weight="bold" style:font-weight-asian="bold" style:font-weight-complex="bold"/>
    </style:style>
    <style:style style:name="P14" style:family="paragraph" style:parent-style-name="Standard" style:list-style-name="L3">
      <style:paragraph-properties fo:margin-top="0in" fo:margin-bottom="0.0799in" fo:text-align="justify" style:justify-single-word="false"/>
      <style:text-properties fo:font-weight="normal" style:font-weight-asian="normal" style:font-weight-complex="normal"/>
    </style:style>
    <style:style style:name="P15" style:family="paragraph" style:parent-style-name="Standard" style:list-style-name="L6">
      <style:paragraph-properties fo:margin-top="0in" fo:margin-bottom="0.0799in" fo:text-align="justify" style:justify-single-word="false"/>
    </style:style>
    <style:style style:name="P16" style:family="paragraph" style:parent-style-name="Standard" style:list-style-name="L7">
      <style:paragraph-properties fo:margin-top="0in" fo:margin-bottom="0.0799in" fo:text-align="justify" style:justify-single-word="false"/>
    </style:style>
    <style:style style:name="P17" style:family="paragraph" style:parent-style-name="Standard" style:list-style-name="L1">
      <style:paragraph-properties fo:margin-top="0in" fo:margin-bottom="0.0799in" fo:text-align="justify" style:justify-single-word="false" fo:break-before="page"/>
      <style:text-properties fo:font-weight="bold" style:font-weight-asian="bold" style:font-weight-complex="bol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b 58%" fo:font-style="normal" style:font-style-asian="normal" style:font-style-complex="normal"/>
    </style:style>
    <text:list-style style:name="L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bullet text:level="4" text:style-name="Bullet_20_Symbols" style:num-prefix=" " style:num-suffix=" " text:bullet-char="•">
        <style:list-level-properties text:space-before="0.5909in" text:min-label-width="0.1965in"/>
        <style:text-properties style:font-name="StarSymbol1"/>
      </text:list-level-style-bullet>
      <text:list-level-style-bullet text:level="5" text:style-name="Bullet_20_Symbols" style:num-prefix=" " style:num-suffix=" " text:bullet-char="•">
        <style:list-level-properties text:space-before="0.7874in" text:min-label-width="0.1965in"/>
        <style:text-properties style:font-name="StarSymbol1"/>
      </text:list-level-style-bullet>
      <text:list-level-style-bullet text:level="6" text:style-name="Bullet_20_Symbols" style:num-prefix=" " style:num-suffix=" " text:bullet-char="•">
        <style:list-level-properties text:space-before="0.9846in" text:min-label-width="0.1965in"/>
        <style:text-properties style:font-name="StarSymbol1"/>
      </text:list-level-style-bullet>
      <text:list-level-style-bullet text:level="7" text:style-name="Bullet_20_Symbols" style:num-prefix=" " style:num-suffix=" " text:bullet-char="•">
        <style:list-level-properties text:space-before="1.1815in" text:min-label-width="0.1965in"/>
        <style:text-properties style:font-name="StarSymbol1"/>
      </text:list-level-style-bullet>
      <text:list-level-style-bullet text:level="8" text:style-name="Bullet_20_Symbols" style:num-prefix=" " style:num-suffix=" " text:bullet-char="•">
        <style:list-level-properties text:space-before="1.3787in" text:min-label-width="0.1965in"/>
        <style:text-properties style:font-name="StarSymbol1"/>
      </text:list-level-style-bullet>
      <text:list-level-style-bullet text:level="9" text:style-name="Bullet_20_Symbols" style:num-prefix=" " style:num-suffix=" " text:bullet-char="•">
        <style:list-level-properties text:space-before="1.5752in" text:min-label-width="0.1965in"/>
        <style:text-properties style:font-name="StarSymbol1"/>
      </text:list-level-style-bullet>
      <text:list-level-style-bullet text:level="10" text:style-name="Bullet_20_Symbols" style:num-prefix=" " style:num-suffix=" " text:bullet-char="•">
        <style:list-level-properties text:space-before="1.7724in" text:min-label-width="0.196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Subcontexts are an innovative way to organize and protect virtual memory. <text:s/>They are designed to allow running programs to share subsets of their address spaces in an efficient but well-protected way. <text:s/>They make it possible to run arbitrary untrusted binaries in the same address space as critical system services without risking the integrity of the critical service. <text:s/>They also allow other types of interaction, such as mutually distrusting binaries, and provides ways for these binaries to communicate which is at least as fast, and often far faster, than prior-art interprocess communication.</text:p>
      <text:p text:style-name="P1">Overview</text:p>
      <text:p text:style-name="P5">Merging two memory contexts into one</text:p>
      <text:p text:style-name="P2">Take the memory context of two ordinary processes. <text:s/>Each context is a list of pages, associating virtual address ranges to some sort of (perhaps not yet allocated) physical storage. <text:s/>Suppose that those two contexts happen to be such that they do not have any virtual addresses in common. <text:s/>In that case, you could merge the two contexts into one unified context. <text:s/>Now imagine that your two processes each have their page tables defined such that each has absolutely no access to the pages owned by the other; in that situation, each process sees exactly the same memory context as it would have if the two contexts had not been merged<text:note text:id="ftn1" text:note-class="footnote"><text:note-citation>1</text:note-citation><text:note-body><text:p text:style-name="Footnote">(The only exception being that there are “holes” in the space where it is impossible to map new memory regions...because those locations are already in use by the other process.)</text:p></text:note-body></text:note>.</text:p>
      <text:p text:style-name="P2">From here on out, we shall call the set of pages associated with a single process or program to be a “subcontext,” and the term “context” will be used only for the complete virtual address space that comes about from merging 1 or more subcontexts.</text:p>
      <text:p text:style-name="P5">Simple client/server relationships</text:p>
      <text:p text:style-name="P2">Now, let's say that these processes have a client/server relationship, and that the client C “trusts” the server S. <text:s/>Now we alter the permissions a bit. <text:s/>We add the various <text:span text:style-name="T7">data</text:span> pages from C into the page table of S. <text:s/>(We do <text:span text:style-name="T7">not</text:span><text:span text:style-name="T8"> add the code pages of C to the page table of S, for reasons that will become clear in a moment.) <text:s/>Next we give C the address of several functions in S, which are the services which C may call. <text:s/>We make a note of each of these entry points in the kernel. <text:s/>We also tell the kernel to give S complete “call rights” into S. <text:s/>(We'll explain what this means in a moment.)</text:span></text:p>
      <text:p text:style-name="P2"><text:span text:style-name="T8">Now, we run a thread starting in C. <text:s/>This thread performs some work, and eventually calls one of the services in S. <text:s/>This immediately causes a page fault, since the code pages of S are </text:span><text:span text:style-name="T7">not</text:span><text:span text:style-name="T8"> in the page tables of C. <text:s/>The operating system, in the page fault handler, notices that C is attempting to call one of the registered services in S, and so it allows the call to take place: the OS changes the active page table of this thread to the page table of S, and then retries the instruction (which will now work). <text:s/>The code in S now runs, and performs some work. <text:s/>In the process, S may follow pointers into C's memory, and even traverse complex data structures within C. <text:s/>S may read and write anything that C was able to read and write; in addition, S is able to access its own memory (which C cannot). <text:s/>When the service is done, it returns to C. <text:s/>The OS detects this as another page fault (since the code pages of C are not in the page table of S). <text:s/>Seeing that S has complete call rights into C, the OS simply changes the page table back to the page table of C and then allows the </text:span><text:soft-page-break/><text:span text:style-name="T8">thread to proceed.</text:span></text:p>
      <text:p text:style-name="P6">One should notice that the relationship between C and S is almost exactly the same as the relationship between an application and its kernel. <text:s/>Thus, this arrangement is an effective way to build virtual (that is, user-space) kernels.</text:p>
      <text:p text:style-name="P6">Also note that in this situation, it may not be necessary for S to have any dedicated threads of its own; it may simply sit idle, waiting for C to call.</text:p>
      <text:p text:style-name="P5">Multiple relationships</text:p>
      <text:p text:style-name="P6">Next, we observe that this process can be scaled to allow a single client to have relationships with any number of servers (perhaps each server represents a different system service). <text:s/>Moreover, it is possible to have a server which acts as a client to some other service (allowing arbitrary nesting of services, or even of virtual kernels).</text:p>
      <text:p text:style-name="P5">Sharing</text:p>
      <text:p text:style-name="P5"><text:span text:style-name="T8">Next, consider what happens if the subcontext of some server S were mapped into various clients C</text:span><text:span text:style-name="T9">1</text:span><text:span text:style-name="T8">..C</text:span><text:span text:style-name="T9">i</text:span><text:span text:style-name="T8">. <text:s/>We define that the pages which make up S's subcontext will have the exact same virtual addresses, and exact same backend storage, in all of the contexts into which it is mapped. <text:s/>When pages are mapped or unmapped in S's subcontext, this is immediately reflected in every context where S's subcontext is mapped. <text:s/>(Note that this means that it is illegal to map a new page whose virtual address conflicts with already-used virtual addresses in one of those contexts.)</text:span></text:p>
      <text:p text:style-name="P6">Observe, in this situation, that S can define complex data structures within its subcontext and be certain that it will be able to read them in every context into which this subcontext is mapped. <text:s/>This strengthens the parallel between a server subcontext and a kernel; the virtual kernel's memory can be mapped into the context of many different applications, and we can be certain that every one of those applications will see exactly the same memory.</text:p>
      <text:p text:style-name="P5">Overlapped &amp; Non-Overlapped Subcontexts</text:p>
      <text:p text:style-name="P5"><text:span text:style-name="T8">Next, observe that while some client/server relationships may be known from very early in the lifetime of a process, others may not. <text:s/>If a client process has mapped some pages which conflict with pages used by a prospective server subcontext, then the client will be unable to map the server. <text:s/>Moreover, observe that when a server is mapped into several different contexts, the clients in those contexts may map different addresses, causing </text:span><text:span text:style-name="T8">starvation of the server (since it cannot find any address ranges which are free in all contexts).</text:span></text:p>
      <text:p text:style-name="P5"><text:span text:style-name="T8">To solve this, we divide our subcontexts into two classifications. <text:s/>“Non-Overlapped” subcontexts are ones which represent common system services. <text:s/>No subcontext in the entire machine is allowed to use any address which overlaps any address used by a non-overlapped subcontext. <text:s/>This ensures that you will </text:span>always<text:span text:style-name="T8"> be able to map a non-overlapped subcontext into the context of any client. <text:s/>“Overlapped” subcontexts, on the other hand, represent ordinary applications. <text:s/>Overlapped subcontexts, will, whenever possible, reuse address ranges that are already allocated for other overlapped subcontexts, so as to reduce the likelihood of starvation of the non-overlapped subcontexts.</text:span><text:span text:style-name="T8"><text:note text:id="ftn2" text:note-class="footnote"><text:note-citation>2</text:note-citation><text:note-body><text:p text:style-name="Footnote">Of course, there is a possibility of global address starvation, since the non-overlapped contexts can consume arbitrary amounts of the address space. <text:s/>However, we view this as a problem of administration, not a fundamental problem of subcontexts. <text:s/>Our assumption is that as services migrate from the kernel into server subcontexts, we will gradually reduce the address space reserved for the kernel itself, thus keeping the space of memory available to applications roughly constant.</text:p></text:note-body></text:note></text:span></text:p>
      <text:p text:style-name="P5"><text:soft-page-break/>Subcontext Hierarchy</text:p>
      <text:p text:style-name="P6">We assume that the administrator of a box will limit which applications are allowed to create non-overlapped subcontexts; to prevent global address space starvation, we assume that this ability will be limited to the superuser. <text:s/>How, then, would it be possible to run (as an ordinary user) a virtual kernel which has non-overlapped subcontexts inside it? <text:s/>How would it be possible to run an arbitrary number of such virtual kernels side-by-side without exhausting the address space?</text:p>
      <text:p text:style-name="P6">The solution is to organize subcontexts into a hierarchy. <text:s/>Any user may create a new “subcontext group” at any time. <text:s/>The user may then create overlapped or non-overlapped subcontexts within that group. <text:s/>Non-overlapped subcontexts inside of a group will be non-overlapped within that group, but will be treated like overlapped subcontexts in the larger system. <text:s/>This allows a non-root user to create a new subcontext group for his virtual kernel, and ensure that this will not consume any addresses in the overall address space.</text:p>
      <text:p text:style-name="P6">For example, imagine that we have group G. <text:s/>We maintain a list of address ranges associated with it. <text:s/>These are the addresses which are currently in use by the subcontexts in G. <text:s/>Each address that is listed for G must be listed as an “overlapped” address in the overall address space – even if it is in use by a non-overlapped subcontext within G.</text:p>
      <text:p text:style-name="P5"><text:span text:style-name="T8">Now, imagine that an overlapped subcontext O inside G wants to map a new page. <text:s/>It first searches the G's list of addresses, looking for a range which is currently in use for overlapped memory, but which O is not already using. <text:s/>If it finds one, then O can immediately map that page. <text:s/>If not, then G will go up to the root and look for some range in the global address space which is allocated for overlapped memory, but which G does not yet have. <text:s/>If it finds one, then that range is marked in G, and then used for O. <text:s/>If not, then we will allocate a new range of addresses for overlapped use in the global space, add that range to G, and then use it in O.</text:span></text:p>
      <text:p text:style-name="P6">Next, imagine that a non-overlapped subcontext N inside G wants to map a new page. <text:s/>Of course, this requires that we add a new range to G, so we immediately move up to the root, and find (or allocate) some overlapped space in the global address space. <text:s/>We then add that range to G, and then finally use it for the new mapping in N.</text:p>
      <text:p text:style-name="P2"><text:span text:style-name="T8">Finally, observe that it is quite easy to allow groups to nest to arbitrary depth. <text:s/>So we will restate our original assumption: only a root user may create a non-overlapped subcontext in the </text:span><text:span text:style-name="T7">root group</text:span><text:span text:style-name="T8">, but any user may create a new group, and the owner of a group may create as many non-overlapped subcontexts within that group as he desires.</text:span></text:p>
      <text:p text:style-name="P2"/>
      <text:p text:style-name="P1">Formal Definitions</text:p>
      <text:p text:style-name="P2">A “subcontext” is a (possibly empty) collection of pages with specifc virtual addresses, backend storage, and permissions. <text:s/>The pages may be discontiguous. <text:s/>The pages may include code and/or data pages.</text:p>
      <text:p text:style-name="P2">A “context” is a collection of one or more subcontexts chosen such that there are no <text:soft-page-break/>overlapping virtual addresses. <text:s/>Except as allowed by mappings, no subcontext in a context has any rights to access any other.</text:p>
      <text:p text:style-name="P2">A “mapping” is a relationship between two subcontexts such that one subcontext has some ability to access (read, write, and/or call) the pages of another. <text:s/>Mappings are transitive but not commutative, although users may define relationships in both directions. <text:s/>When computing transitivity where the various mappings have different permissions, the effective permissions are the intersection of the original mappings.</text:p>
      <text:p text:style-name="P2">An “entry point” is a mapping which allows one subcontext to call into another at a single specified address. <text:s/>The caller can call <text:span text:style-name="T7">from</text:span><text:span text:style-name="T8"> any address.</text:span></text:p>
      <text:p text:style-name="P2"><text:span text:style-name="T8">“Complete call rights” is a mapping which allows one subcontext to call into another at </text:span><text:span text:style-name="T7">any</text:span><text:span text:style-name="T8"> address. <text:s/>Again, the caller can call </text:span><text:span text:style-name="T7">from</text:span><text:span text:style-name="T8"> any address.</text:span></text:p>
      <text:p text:style-name="P2">A “subcontext group” is a (possibly empty) collection of other subcontexts or subcontext groups. <text:s/>Each group (except for the root) has exactly one parent group, and at all times there is exactly one root. <text:s/>Each subcontext is a member of exactly one group.</text:p>
      <text:p text:style-name="P2">A “non-overlapped subcontext” is a subcontext which may never use any address range which overlaps any address used by any subcontext in its group or any descendant group. <text:s/>However, it may overlap addresses used by subcontexts which are part of, or descended from, an ancestor group. <text:s/>Note that if any subcontext C has a mapping into a non-overlapped subcontext N, then N must be mapped into <text:span text:style-name="T7">every</text:span><text:span text:style-name="T8"> context into which C is mapped. <text:s/>(However, the reverse is not true!)</text:span></text:p>
      <text:p text:style-name="P2"/>
      <text:p text:style-name="P2"/>
      <text:p text:style-name="P2"/>
      <text:p text:style-name="P3"/>
      <text:p text:style-name="P1"/>
      <text:list xml:id="list31222440" text:style-name="L1">
        <text:list-item>
          <text:p text:style-name="P17">A Technical Description of Subcontexts</text:p>
        </text:list-item>
      </text:list>
      <text:p text:style-name="P4"/>
      <text:list xml:id="list31552078" text:continue-numbering="true" text:style-name="L1">
        <text:list-item>
          <text:list>
            <text:list-item>
              <text:p text:style-name="P8">Permissions</text:p>
            </text:list-item>
          </text:list>
        </text:list-item>
      </text:list>
      <text:p text:style-name="P3">By default, no subcontext has the rights to access any other subcontext in any way. <text:s/>It can neither read nor write the other's memory, nor can it call the other's code. <text:s/>Thus, if you map a plurality of subcontexts into a certain context but give them no access to each other, they operate exactly as if they were in totally isolated contexts, except that each has “holes” in its virtual memory where it is impossible to map memory (because that virtual address is already in use by some other subcontext).</text:p>
      <text:p text:style-name="P2">One subcontext (the “accessor”) may be given permission to access another (the “target”) in some fashion. <text:s/>When permissions are given, the target is automatically mapped into all contexts into which the accessor is already mapped (the reverse is not true). <text:s/>Thus, permissions cannot be granted if the target subcontext has any pages that overlap with any pages in any context where the accessor is already mapped.</text:p>
      <text:p text:style-name="P2">Permissions are transitive but not reflexive. <text:s/><text:span text:style-name="T5">Transitive</text:span> means that if A has a certain type of permission to access B, and B has that same type of permission to access C, then A implicitly has that type of permission to access C. <text:s/><text:span text:style-name="T5">Not Reflexive</text:span> means that it is possible to give A permissions to access permissions to access B without giving B the same permissions to A.</text:p>
      <text:p text:style-name="P2">There are two general classes of permissions that may be granted: mappings and entry points.</text:p>
      <text:list xml:id="list31562607" text:continue-numbering="true" text:style-name="L1">
        <text:list-item>
          <text:list>
            <text:list-item>
              <text:list>
                <text:list-item>
                  <text:p text:style-name="P8">Mappings</text:p>
                </text:list-item>
              </text:list>
            </text:list-item>
          </text:list>
        </text:list-item>
      </text:list>
      <text:p text:style-name="P2">A <text:span text:style-name="T5">mapping</text:span> gives a subcontext the right to read and/or write the data of another subcontext. <text:s/>Mappings are always given at the resolution of a subcontext: it is impossible to give some accessor subcontext access to only a portion of a target subcontext, and it is likewise impossible to give permissions to only part of an accessor subcontext. <text:s/>If finer resolution permissions are required, then the subcontexts in question must be subdivided.</text:p>
      <text:p text:style-name="P2">Mappings give read and/or write access, but an accessor never has more permissions to any given page than the target. <text:s/>That is, given an accessor subcontext A, and a target subcontext B with page P, A's effective permissions to page P is equal to the AND of A's permissions to B and the base permissions of page P. <text:s/>So, if page P has read-only permissions, then A will never be able to write to it, even if A has write permissions to B. <text:s/>However, if A has write permissions to B, then A can write to B's writable pages. <text:s/>Similarly, if A has only read permissions to B, then A can read any of B's pages, but it will not be able to write to any of them.</text:p>
      <text:list xml:id="list31546437" text:continue-numbering="true" text:style-name="L1">
        <text:list-item>
          <text:list>
            <text:list-item>
              <text:list>
                <text:list-item>
                  <text:p text:style-name="P8">Entry Points</text:p>
                </text:list-item>
              </text:list>
            </text:list-item>
          </text:list>
        </text:list-item>
      </text:list>
      <text:p text:style-name="P4"><text:span text:style-name="T6">An </text:span><text:span text:style-name="T5">entry point</text:span><text:span text:style-name="T6"> gives an accessor subcontext the right to jump into the target subcontext. <text:s/>(The right to “jump” includes the right to perform any sort of operation which changes the instruction pointer from one subcontext to another, including jump, call, return, and fall-through from one page to an adjacent page owned by a different subcontext.) <text:s/>Entry points come in two varieties: point and complete. <text:s/>A “point” entry point gives the accessor the right jump to into the target at exactly one address (of course, multiple such </text:span><text:soft-page-break/><text:span text:style-name="T6">entry points may be defined). <text:s/>The accessor </text:span><text:span text:style-name="T5">cannot</text:span><text:span text:style-name="T6"> jump into the target at any other location, not even locations in the same page. <text:s/>A “complete” entry point gives the accessor the right to jump into the target at any address. <text:s/>Entry points are always given to accessors at the resolution of a subcontext; it is not possible to define an entry point which gives the permission to only one part of the accessor. <text:s/>If </text:span>finer resolution permissions are required, then the accessor subcontext must be subdivided.</text:p>
      <text:list xml:id="list31564614" text:continue-numbering="true" text:style-name="L1">
        <text:list-item>
          <text:list>
            <text:list-item>
              <text:p text:style-name="P8">Threads</text:p>
            </text:list-item>
          </text:list>
        </text:list-item>
      </text:list>
      <text:p text:style-name="P3">Each thread in the system is associated with exactly one context; a multithreaded application will have multiple threads associated with the same context. <text:s/>When all threads in a context die, the context is destroyed, which may result in the garbage collection of some subcontexts (described later).</text:p>
      <text:p text:style-name="P4"><text:span text:style-name="T4">Threads are calling into and out of various subcontexts all of the time. <text:s/>Thus, a service subcontext must deal with the same sorts of parallelism as a kernel component: at any given moment, there may be 0, 1, or many threads executing in that component. <text:s/>These threads may be from a plurality of different contexts.</text:span><text:span text:style-name="T4"><text:note text:id="ftn3" text:note-class="footnote"><text:note-citation>3</text:note-citation><text:note-body><text:p text:style-name="Footnote">Any subcontext that may have multiple threads running it must use synchronization mechanisms such as mutexes, semaphores, etc. <text:s/>These are not fundamentally any different than existing mechanisms which are used in multithreaded programs. <text:s/>However, shared subcontexts (subcontexts which may be mapped into multiple contexts) must remember that the threads which are interacting, while they share access to this shared subcontext, may reside in a plurality of contexts. <text:s/>Some thread libraries may need to alter their implementations in order to ensure that they will work properly in this scenario.</text:p></text:note-body></text:note></text:span></text:p>
      <text:list xml:id="list31536939" text:continue-numbering="true" text:style-name="L1">
        <text:list-item>
          <text:p text:style-name="P8">Shared Libraries</text:p>
        </text:list-item>
      </text:list>
      <text:p text:style-name="P4">Shared libraries continue to be used in subcontexts, but the semantics of how this should work are not obvious at first. <text:s/>A naïve implementation would attempt to link in one copy of the shared library to be shared by all subcontexts in the context. <text:s/>However, that is problematic because most libraries implement various APIs that should not be shared. <text:s/>For instance, the library that implements malloc()/free() must not be shared between two different subcontexts, or else one subcontext could corrupt the other.</text:p>
      <text:p text:style-name="P4">Thus, shared libraries are mapped into each subcontext individually. <text:s/>From the standpoint of subcontexts, pages that came from shared libraries are indistinguishable from pages which are part of the program itself; they are just code and data pages that are part of a subcontext.</text:p>
      <text:p text:style-name="P3">This means, of course, that any given address space will have multiple copies of many shared libraries. <text:s/>While this is theretically a concern, I do not believe that this is a critical problem. <text:s/>For perspective, a quick look at the memory map for “bash” on a Linux (Fedora Core 3) system shows approximately 3.5 MB consumed by the code pages of shared libraries. <text:s/>Thus, it seems likely that we could run 100 or more subcontexts without consuming an worrisome amount of the virtual address space with shared libraries. <text:s/>However, this would be a good candidate for future work<text:note text:id="ftn4" text:note-class="footnote"><text:note-citation>4</text:note-citation><text:note-body><text:p text:style-name="Footnote">One possible solution would be to move the functionality of some shared libraries into service subcontexts. <text:s/>This is certainly possible, provided that the library takes on the responsibility of making sure that the actions of one subcontext cannot corrupt another.</text:p></text:note-body></text:note>.</text:p>
      <text:p text:style-name="P3"/>
      <text:p text:style-name="P3"/>
      <text:p text:style-name="P3"><text:soft-page-break/></text:p>
      <text:p text:style-name="P3"/>
      <text:p text:style-name="P3"/>
      <text:p text:style-name="P3"/>
      <text:p text:style-name="P3"/>
      <text:p text:style-name="P3"/>
      <text:p text:style-name="P4"/>
      <text:list xml:id="list31551604" text:continue-numbering="true" text:style-name="L1">
        <text:list-item>
          <text:p text:style-name="P8">Overlapped and Non-Overlapped Subcontexts</text:p>
        </text:list-item>
      </text:list>
      <text:p text:style-name="P3">It is possible to envision a system where every virtual address used by any subcontext was unique across the entire system. <text:s/>In such a system, all of the subcontexts could be mapped into a single huge context. <text:s/>(This is particularly attractive when subcontexts are implemented in hardware, since it means that you never need to perform a context switch...ever!)</text:p>
      <text:p text:style-name="P3">However, this is not possible in all systems for two reasons:</text:p>
      <text:list xml:id="list31234078" text:style-name="L2">
        <text:list-item>
          <text:p text:style-name="P9">Shortage of address space. <text:s/>If the total virtual address space required by the subcontexts exceeds the addressing capabilities of the processor, then some amount of virtual address overlap will be required. <text:s/>This is certainly a problem with today's 32 bit processors; 64 bit processors relieve this problem, but eventually even they will run out of virtual addresses<text:note text:id="ftn5" text:note-class="footnote"><text:note-citation>5</text:note-citation><text:note-body><text:p text:style-name="Footnote">Don't get fooled into thinking that this is a long way off, just because the space is so huge. <text:s/>When space is abundant, people will come up with new ways of wasting it, by using large spaces to represent very sparse structures or sparsely-explored spaces. <text:s/>(An example of the latter would be a clustering shared-memory mechanism where the upper 32 bits represent the IP address of a remote machine and the lower 32 bits represent the address on that machine. <text:s/>Very few of those addresses would ever be used on a regular basis, but they would all be <text:span text:style-name="T5">defined</text:span><text:span text:style-name="T6"> and thus could not be shared with other subcontexts. <text:s/>Other examples include the possibility of mapping an entire hard drive into virtual memory, etc.)</text:span></text:p></text:note-body></text:note>.</text:p>
        </text:list-item>
        <text:list-item>
          <text:p text:style-name="P9">Applications that use fixed addresses. <text:s/>Many applications attempt to mmap pages to certain well-known addresses. <text:s/>If two such applications attempt to mmap the same virtual address, then they cannot both reside in the same context. <text:s/>A key example of this is that most legacy applications statically link with crt0.o, which defines the basic C runtime. <text:s/>This uses fixed virtual addresses. <text:s/>Thus, <text:span text:style-name="T5">nearly every legacy application will conflict with every other</text:span>.</text:p>
        </text:list-item>
      </text:list>
      <text:p text:style-name="P3">Thus, we must allow for some subcontexts to overlap each other and thus we must support having a plurality of contexts. <text:s/>However, if this is allowed, then how do we ensure that a service subcontext will be able to fit into a context when we need to map it?</text:p>
      <text:p text:style-name="P3">The solution to this is two divide subcontexts up into two different classes: overlapped and non-overlapped. <text:s/>Overlapped subcontexts will generally be used for applications, and are allowed to overlap each others' virtual addresses. <text:s/>Non-overlapped subcontexts (often referred to as “service subcontexts” in this paper) will generally be used for subcontexts that need to be included into a plurality of contexts, and they will be guaranteed that their addresses do not overlap any used by any other subcontexts<text:note text:id="ftn6" text:note-class="footnote"><text:note-citation>6</text:note-citation><text:note-body><text:p text:style-name="Footnote">This is only true within a given partition of the system (see below for a discussion of system partitioning).</text:p></text:note-body></text:note>. <text:s/>Thus, it will <text:span text:style-name="T5">always</text:span> be <text:soft-page-break/>possible to map a service subcontext into <text:span text:style-name="T5">any</text:span> context, because the virtual addresses that it uses will always be available.</text:p>
      <text:p text:style-name="P3"/>
      <text:p text:style-name="P3"/>
      <text:p text:style-name="P3"/>
      <text:p text:style-name="P3"/>
      <text:p text:style-name="P3"/>
      <text:p text:style-name="P3"/>
      <text:p text:style-name="P3"/>
      <text:p text:style-name="P3"/>
      <text:list xml:id="list31561385" text:continue-list="list31551604" text:style-name="L1">
        <text:list-item>
          <text:list>
            <text:list-item>
              <text:p text:style-name="P8">Finding (and Saving) Space for Shared Subcontexts in Limted Address Space</text:p>
            </text:list-item>
          </text:list>
        </text:list-item>
      </text:list>
      <text:p text:style-name="P3">It is important that any given application be able to map in any shared subcontext that it wants to connect to. <text:s/>If a shared subcontext cannot be mapped because of an address conflict, there is not likely to be any means to recover or work around the error; such errors are fatal to the application, no different than if an application could not find a shared library to link with at load time.</text:p>
      <text:p text:style-name="P3">For system services, this problem is relatively minor; it seems likely that the system services will be linked into the application at load time, and thus the application will never have the chance to map in conflicting pages. <text:s/>However, if the application is attempting to map in some other service at runtime (such as a shared subcontext which gives an interface into some other application in the system), then the potential for conflict is much greater than zero.</text:p>
      <text:p text:style-name="P3">A naïve solution to this would be to attempt to minimize the potential for conflict by minimizing the overlap in virtual addresses; various applications would, as much as possible, be assigned disjoint page addresses. <text:s/>However, this solves little while actually causing severe difficulties. <text:s/>Operating systems must consider the very real possibility that the total address space consumed by its various applications may exceed the virtual address space. <text:s/>In such a case, address conflict is inevitable. <text:s/>And in the case of conflict, this strategy of spreading virtual addresses throughout the range actually makes it nearly impossible to find a place in the range where a system service can map new pages; any address that it chooses will certainly conflict with some application. <text:s/>Moreover, spreading the addresses out still does not solve the original problem: there is still a nonzero probability that an application might conflict with the shared subcontext that it wants to map.</text:p>
      <text:list xml:id="list31546142" text:continue-numbering="true" text:style-name="L1">
        <text:list-item>
          <text:list>
            <text:list-item>
              <text:p text:style-name="P8">Two Classes of Subcontexts</text:p>
            </text:list-item>
          </text:list>
        </text:list-item>
      </text:list>
      <text:p text:style-name="P4"><text:span text:style-name="T4">Our solution to this is to </text:span>divide subcontexts into two classes. <text:s/><text:span text:style-name="T5">Non-overlapped</text:span><text:span text:style-name="T6"> subcontexts are guaranteed to have system-unique virtual addresses. <text:s/>Thus, it is guaranteed that there is always space to map a non-overlapped subcontexts into any context. <text:s/></text:span><text:span text:style-name="T5">Overlapped</text:span><text:span text:style-name="T6"> subcontexts are allowed (and expected) to overlap with other </text:span><text:soft-page-break/><text:span text:style-name="T6">overlapped subcontexts.</text:span></text:p>
      <text:p text:style-name="P2">The address space in the operating system is thus divided into three (discontiguous) portions:</text:p>
      <text:list xml:id="list31231770" text:style-name="L3">
        <text:list-item>
          <text:p text:style-name="P14">Addresses currently used by a non-overlapped subcontext</text:p>
        </text:list-item>
        <text:list-item>
          <text:p text:style-name="P14">Addresses currently used by one or more overlapped subcontext</text:p>
        </text:list-item>
        <text:list-item>
          <text:p text:style-name="P14">Addresses currently unused</text:p>
        </text:list-item>
      </text:list>
      <text:p text:style-name="P2">The operating system attempts to maximize the 3<text:span text:style-name="T1">rd</text:span> category (unused addresses) by attempting to maximize overlap between overlapped subcontexts. <text:s/>This leaves as much of the address space as possible open for future expansion by non-overlapped subcontexts.</text:p>
      <text:p text:style-name="P4"><text:span text:style-name="T6">In order to expedite the process of locating valid virtual addresses for new maps, the operating system maintains an “overlap list” which documents which virtual addresses are being used for overlapped and non-overlapped subcontexts.</text:span> <text:s/>By itself, it is a fairly trivial structure; however, we mention it because it will become important later, when we discuss how the system can be partitioned into multiple virtual environments.</text:p>
      <text:list xml:id="list31564019" text:continue-list="list31546142" text:style-name="L1">
        <text:list-item>
          <text:list>
            <text:list-item>
              <text:p text:style-name="P8">Policies to Prevent Virtual Address Exhaustion</text:p>
            </text:list-item>
          </text:list>
        </text:list-item>
      </text:list>
      <text:p text:style-name="P3">The virtual address range is an exhaustible resource; a badly behaved subcontext, be it overlapped or non-, can consume an excessive amount of virtual addresses (or widely fragmented address ranges) and thus prevent other subcontexts from being able to fulfill their future page maps. <text:s/>Thus, it seems likely that operating systems will have to implement some sort of policy which limits this possibility. <text:s/>However, like several other questions of policy, we defer this question to future work.</text:p>
      <text:list xml:id="list31566978" text:continue-numbering="true" text:style-name="L1">
        <text:list-item>
          <text:list>
            <text:list-item>
              <text:p text:style-name="P8">Limitations on Overlapped Subcontexts</text:p>
            </text:list-item>
          </text:list>
        </text:list-item>
      </text:list>
      <text:p text:style-name="P3">Technically, there is no reason why an overlapped subcontext could not be a shared subcontext; likewise, it is entirely possible for a context to include a plurality of overlapped subcontexts (provided, of course, that they do not overlap each other). <text:s/>However, for simplicity of implementation, we chose to make the restriction that there would be an exact 1-to-1 relationship between contexts and overlapped subcontexts. <text:s/>So, if each context models the memory of a process, then that process contains exactly one overlapped subcontext, known as the “root subcontext.” <text:s/>An attractive aspect of this invention is that once all of the threads in a process have died, then the root subcontext can be cleaned up, since it is impossible for that memory to be accessed from any remaining thread.</text:p>
      <text:p text:style-name="P3">Generally, application code and data for a process resides in the root subcontext. <text:s/>When the system linker performs initial program linking, the pages that it allocates are part of the root subcontext; when main() runs, it its running code inside that subcontext.</text:p>
      <text:p text:style-name="P3">There exist some special cases where the root subcontext may have no pages.</text:p>
      <text:list xml:id="list31551131" text:continue-numbering="true" text:style-name="L1">
        <text:list-item>
          <text:list>
            <text:list-item>
              <text:p text:style-name="P8">When a Shared Subcontext has Permissions to an Overlapped Subcontext</text:p>
            </text:list-item>
          </text:list>
        </text:list-item>
      </text:list>
      <text:p text:style-name="P3">It will be very common for shared subcontexts to have permissions to overlapped subcontexts. <text:s/>Remember that overlapped subcontexts will generally contain applications, and that shared subcontexts will often contain services that those applications need to call. <text:s/>The services will at least need the permission to return back to the overlapped <text:soft-page-break/>subcontext after a call completes, and often they will also need read/write permissions to the overlapped subcontext.</text:p>
      <text:p text:style-name="P3">The problem is that, by definition, an overlapped subcontext cannot be mapped into every context. <text:s/>Thus, there will likely be contexts where the shared service is mapped but the overlapped subcontext is not.</text:p>
      <text:p text:style-name="P4"><text:span text:style-name="T4">For this reason, </text:span>we must relax our promise that a subcontext's memory map (that is, the accessible pages) is consistent across all contexts into which it is mapped. <text:s/>We will only require that be true for non-overlapped subcontexts that a shared subcontext has access to. <text:s/>When a subcontext has permissions to access overlapped subcontexts, those permissions only apply to threads running in that context.</text:p>
      <text:p text:style-name="P4">Thus, it is possible for two threads, both running in the same subcontext, to access the same address and get different values. <text:s/>Or, one may be allowed to access the address and the other may segfault. <text:s/>This is similar to the problems faced by kernel code; when accessing addresses in user space, the memory that is accessed is dependent on the current context that the thread is running in.</text:p>
      <text:p text:style-name="P4">Shared subcontexts must account for this. <text:s/>One solution is for the shared subcontext to keep track of what context a pointer belongs to, and to make sure that the pointer is only dereferenced in that context. <text:s/>Another is to copy data out of the overlapped subcontext into buffers which reside in the shared subcontext (or vice-versa, when data is being written to the overlapped subcontext).</text:p>
      <text:p text:style-name="P4">An intriguing solution, which we have designed for but not yet implemented, is to allow the shared subcontext to perform aliasing of pages in the overlapped subcontext. <text:s/>Basically, the concept is to create new mappings in the shared subcontext which are duplicates of the mappings in the overlapped subcontext. <text:s/>These are not COW pages; these are real mappings which point to the same physical pages as the original mappings, and they have the same permissions as the effective permissions that the shared subcontext had to the original pages. <text:s/>Then, the shared subcontext can save a pointer to the alias, and this pointer can be accessed from any context. <text:s/>So, for instance, if one was implementing a message passing service, then when one subcontext called recv(), passing a pointer to a buffer where it wants the data written, the service would alias the buffer into its own subcontext and save that as the pointer. <text:s/>Then, when the other end called send(), the service could memcpy() data directly from one buffer to the other without having to bounce it through an intermediate buffer. <text:s/>The recv() buffer is accessible in any context.</text:p>
      <text:list xml:id="list31540786" text:continue-numbering="true" text:style-name="L1">
        <text:list-item>
          <text:list>
            <text:list-item>
              <text:p text:style-name="P8">System Partitions</text:p>
            </text:list-item>
          </text:list>
        </text:list-item>
      </text:list>
      <text:p text:style-name="P3">One of the possible uses for subcontexts (discussed in detail later in this paper) is to build a microkernel or virtual operating system such as UML (User Mode Linux). <text:s/>This leads immediately to considerations of whether such systems could be nested, or if multiple such environments could be run in parallel.</text:p>
      <text:p text:style-name="P3">If multiple such systems were to be run in parallel, each would need a certain number of non-overlapped subcontexts to perform system services. <text:s/>This places a rather arbitrary and unattractive limit on the number of instances of the virtual environment that could be hosted: eventually, we would run out of virtual addresses because of the multiplicity of <text:soft-page-break/>non-overlapped subcontexts.</text:p>
      <text:p text:style-name="P3">Thus, we have a mechanism to partition the space of subcontexts. <text:s/>We construct a tree of “environments.” <text:s/>Each environment has any number of subcontexts within it, as well as any number of child environments; each environment (except for the root, of course) has exactly one parent environment. <text:s/>Each environment inherits subcontexts from its parent: subcontexts which are part of the parent are mappable in the child, and addresses used by non-overlapped subcontexts in the parent cannot be used by any subcontext in the child. <text:s/>However, addresses used by non-overlapped subcontexts in the child are marked in the parent as though they were used by overlapped subcontexts. <text:s/>A subcontext can have a mapping to a subcontext in its same environment, in a descendant environment, or in a ancestor environment; it can never have a mapping to sibling environments.</text:p>
      <text:p text:style-name="P3">Thus, a child environment can declare “non-overlapped” subcontexts, and the property will be honored within that environment and all of its descendants. <text:s/>However, that subcontext will be overlapped within the parent environment. <text:s/>This makes it possible for child environments to be fully overlapped while still allowing them their non-overlapped logic internally.</text:p>
      <text:p text:style-name="P3">Each environment has its own overlap list (see above for a basic description of overlap lists). <text:s/>Each range in an overlap list that is listed as allocated (as either overlapped or non-overlapped) must also be listed as allocated (as overlapped) in the overlap list of the parent and all ancestors. <text:s/>So, when a non-overlapped subcontext is attempting to allocate some new pages, the system must find an address which both:</text:p>
      <text:list xml:id="list31228369" text:style-name="L4">
        <text:list-item>
          <text:p text:style-name="P10">Is currently unused in that environment, and</text:p>
        </text:list-item>
        <text:list-item>
          <text:p text:style-name="P10">Is either unused, or marked for overlapped subcontexts, in the parent environment</text:p>
        </text:list-item>
      </text:list>
      <text:p text:style-name="P3">If an overlapped subcontext attempts to allocate some new pages, then that can be satisfied without referring to the parent environment if it so happens that there is a range of addresses, already marked for use by overlapped subcontexts in this environment, which is not used by that subcontext. <text:s/>But if there is no such range (or if they are too small), then the process recurses up to the parent, attempting to find a range which can be used.</text:p>
      <text:p text:style-name="P3">Thus, the process of finding a virtual address range will sometimes recurse all the way up to the root environment's overlap list. <text:s/>Likewise, when a range of addresses is unmapped, this may result in ranges of addresses being freed all the way up to the root environment's overlap list.</text:p>
      <text:list xml:id="list31539517" text:continue-list="list31540786" text:style-name="L1">
        <text:list-item>
          <text:list>
            <text:list-item>
              <text:p text:style-name="P8">Fixed Address mmap() Requests</text:p>
            </text:list-item>
          </text:list>
        </text:list-item>
      </text:list>
      <text:p text:style-name="P2">Most of the discussions in this paper talk about mmap() requests as though the application doesn't care where the page is mapped. <text:s/>However, the mmap() syscall does include the ability for the application to hard code the virtual address. <text:s/>In the case of such requests, our system will attempt to fulfill those requests at the requested address, but will fail them if the address violates any of the various rules of subcontexts, such as the requirement for virtual addresses to be unique within a given context, or for non-overlapped subcontexts to have globally unique addresses.</text:p>
      <text:list xml:id="list31553630" text:continue-numbering="true" text:style-name="L1">
        <text:list-item>
          <text:p text:style-name="P8">Management of Subcontexts</text:p>
        </text:list-item>
      </text:list>
      <text:p text:style-name="P2"><text:soft-page-break/>This section describes how we manage subcontexts, including how permissions are configured and how pages are added to or removed from a subcontext. <text:s/>We also discuss how we initialize subcontexts, and particularly how we ensure that new applications are linked to the proper system services.</text:p>
      <text:list xml:id="list31559977" text:continue-numbering="true" text:style-name="L1">
        <text:list-item>
          <text:list>
            <text:list-item>
              <text:p text:style-name="P8">Controlling Rights to Subcontexts</text:p>
            </text:list-item>
          </text:list>
        </text:list-item>
      </text:list>
      <text:p text:style-name="P2">It is not yet clear to us what would be the best way to control access to subcontexts. <text:s/>Who should be allowed to define or remove permissions? <text:s/>Who should be able to map or unmap pages? <text:s/>We anticipate that future implementations will include access control mechanisms, allowing various users and/or subcontexts to modify subcontexts if they have the rights; however, for this implementation, we have chosen a simpler model: only the subcontext itself can modify its pages or permissions into it.</text:p>
      <text:p text:style-name="P2">This limitation fits well with our goal for backward binary compatibility (with old applications). <text:s/>When a legacy application or shared library calls mmap(), it expects the pages to be mapped into the current address space with the permissions defined. <text:s/>It seems logical that a legacy mmap() call should map the pages into the same subcontext which made the call. <text:s/>By disallowing the ability to mmap() pages into other subcontexts, we simplified our implementation; we only had to modify the internals of the existing mmap() syscall, rather than implement a new one.</text:p>
      <text:list xml:id="list31565681" text:continue-numbering="true" text:style-name="L1">
        <text:list-item>
          <text:list>
            <text:list-item>
              <text:p text:style-name="P8">Initializing Overlapped Subcontexts</text:p>
            </text:list-item>
          </text:list>
        </text:list-item>
      </text:list>
      <text:p text:style-name="P2">Overlapped subcontexts are created as part of the process creation code. <text:s/>When some thread calls exec(), a new context is created from scratch. <text:s/>The new overlapped subcontext is created and mapped into that context (along with any system subcontexts that need to be linked in by default) and the program is linked into that new subcontext. <text:s/>All of the program's initial code and data are in that subcontext; thus, when the operating system calls the start point, that program is executing inside that subcontext. <text:s/>Any libraries which it links to are mapped into that same subcontext.</text:p>
      <text:p text:style-name="P2">Currently, most applications are linked such that at least a few of the ranges which are linked in get linked to static addresses. <text:s/>Since these addresses generally come from the C runtime library, that range of addresses gets reserved early for overlapped subcontexts and as such most applications run without trouble. <text:s/>However, if an application uses some non-standard static addresses, then there is a possibility that it may be impossible to run the application, since some non-overlapped subcontext may have already used that address.</text:p>
      <text:list xml:id="list31568143" text:continue-numbering="true" text:style-name="L1">
        <text:list-item>
          <text:list>
            <text:list-item>
              <text:p text:style-name="P8">Initializing Non-Overlapped Subcontexts</text:p>
            </text:list-item>
          </text:list>
        </text:list-item>
      </text:list>
      <text:p text:style-name="P4"><text:span text:style-name="T6">Non-overlapped </text:span>subcontexts are a little harder to initialize, and we are still debating the best design for this. <text:s/>Our current favorite is to initialize them with exec(), just like overlapped subcontexts; some sort of clue in the system API (or in the ELF file itself) tells the operating system that the new subcontext needs to be a non-overlapped subcontext rather than an overlapped one. <text:s/>Then, when things are mapped into that subcontext (part of the normal program linking code), they are mapped into that non-overlapped subcontext.</text:p>
      <text:p text:style-name="P4">The complexity, of course, is that there is almost zero chance than any static address is likely to be available: the first non-overlapped subcontext to initialize would consume <text:soft-page-break/>that address, and all others would be prevented from using it. <text:s/>Thus, all ranges (even the most basic initial maps) used by the subcontext must be relocatable. <text:s/>While this is not the norm on Linux, we have found work in the Gentoo distribution where “ET_DYN” executables have been built; in these executables, every range is relocatable<text:note text:id="ftn7" text:note-class="footnote"><text:note-citation>7</text:note-citation><text:note-body><text:p text:style-name="Footnote">Gentoo developed this for the sake of security: every range was relocatable, and they introduced randomness into the mmap() address selection, so that buffer overflow exploits would not know the virtual address of code to jump to. <text:s/>However, we leverage their ET_DYN work for different purposes here.</text:p></text:note-body></text:note>. <text:s/>Executables for initializing non-overlapped subcontexts would need to be ET_DYN executables.<text:note text:id="ftn8" text:note-class="footnote"><text:note-citation>8</text:note-citation><text:note-body><text:p text:style-name="Footnote">Ideally, all executables, not just those for initializing non-overlapped subcontexts, will be fully relocatable in the future.</text:p></text:note-body></text:note></text:p>
      <text:p text:style-name="P4">After the operating system initializes a new non-overlapped subcontext, it calls the start routine just as with any other application; the application runs the main() function and may link with a variety of shared libraries. <text:s/>In some rare cases, the subcontext may retain the thread for its own use; however, most of the time, a non-overlapped subcontext will not require any threads of its own. <text:s/>Therefore, once the subcontext is initialized, the thread dies, and the context is destroyed. <text:s/>However, presumably the subcontext already gave some other subcontexts access to itself, and so the shared subcontext will not be destroyed.</text:p>
      <text:list xml:id="list31564677" text:continue-numbering="true" text:style-name="L1">
        <text:list-item>
          <text:list>
            <text:list-item>
              <text:p text:style-name="P8">Bootstrap via the Global Subcontext</text:p>
            </text:list-item>
          </text:list>
        </text:list-item>
      </text:list>
      <text:p text:style-name="P4"><text:span text:style-name="T6">How does a subcontext get access to services in some other subcontext? <text:s/>Given the limitation that only the target can create permissions (never the accessor, nor a 3</text:span><text:span text:style-name="T2">rd</text:span><text:span text:style-name="T6"> party), how can we bootstrap access? <text:s/>We are caught in a catch-22, where a newly-created subcontext wants access to a service, but it doesn't have the necessary entry points to alert the service that it even exists.</text:span></text:p>
      <text:p text:style-name="P2">One solution would be some sort of notification protocol, whereby the target could be told that the accessor wanted some mappings and/or entry points. <text:s/>However, that really just moves the problem to another component. <text:s/>This notification protocol must either be something provided by the operating system, or by another subcontext; we prefer not to put this complexity in the kernel (since we hope to someday build a subcontext microkernel), and we cannot get access to any other subcontext without some sort of bootstrap. <text:s/>We could communicate through some sort of socket or file mechanism, but again that puts functionality in the kernel that we would rather locate in a microkernel.</text:p>
      <text:p text:style-name="P2">Our solution is to define a special subcontext, known as the global subcontext. <text:s/>It has no pages, but all subcontexts have complete mappings and entry points into it. <text:s/>These mappings are automatically created upon the creation of any new subcontext.</text:p>
      <text:p text:style-name="P2">Any subcontext can give a mapping or entry point to the global subcontext. <text:s/>Given that mappings and entry points are transitive and that all subcontexts have a full mapping and entry point to the global subcontext, any mapping or entry point given to the global subcontext is implicitly given to all other subcontexts<text:note text:id="ftn9" text:note-class="footnote"><text:note-citation>9</text:note-citation><text:note-body><text:p text:style-name="Footnote">Since overlapped subcontexts cannot give mappings to each other, if an overlapped subcontext gives a mapping to the global subcontext, that mapping is only available to non-overlapped subcontexts, not other overlapped subcontexts. <text:s/>Since the purpose of the global subcontext is to bootstrap access to services (which reside in non-overlapped subcontexts) we don't expect this to happen often.</text:p></text:note-body></text:note>, current and future. <text:s/>This allows subcontexts to provide bootstrap protocols by registering an “announce” function to the <text:soft-page-break/>global subcontext; new subcontexts call this function to request access. <text:s/>Of course, then you have the problem of how to locate these “announce” functions: our solution to this is to devise a registry subcontext and to locate its announce function at a well-known fixed address; all other subcontexts call it to register their announce functions, or to find others.<text:note text:id="ftn10" text:note-class="footnote"><text:note-citation>10</text:note-citation><text:note-body><text:p text:style-name="Footnote">This causes some obvious problems with virtual environments, since all of the subcontexts in all of the virtual environments will be calling the same registry service. <text:s/>The service must be made aware of the variety of virtual environments and only allow each subcontext to find the address of services that apply in its environment.</text:p></text:note-body></text:note></text:p>
      <text:list xml:id="list31555618" text:continue-numbering="true" text:style-name="L1">
        <text:list-item>
          <text:list>
            <text:list-item>
              <text:p text:style-name="P8">Global Subcontext and Virtualization</text:p>
            </text:list-item>
          </text:list>
        </text:list-item>
      </text:list>
      <text:p text:style-name="P2">The global subcontext introduces issues with UML and other virtualization systems. <text:s/>We don't want services which are part of a host to be accessible from inside the guest, or vice-versa. <text:s/>(The UML guest kernel, of course, has access to host services.) <text:s/>Our solution to this is to allow any subcontext to create a new global subcontext for itself; this global subcontext (unlike all other subcontexts) would not have any permissions to the previous global subcontext.</text:p>
      <text:p text:style-name="P2">Each subcontext, then, has a pointer to its own global subcontext. <text:s/>This property is inherited into any other subcontexts that that one creates. <text:s/>Thus, subcontexts inside the UML guest would have a different global subcontext than those inside the UML host; neither would have access to the other except if permissions were explicitly defined. <text:s/>The UML kernel would keep the old (host) global subcontext, and would give limited entry points from the guest global subcontext into itself; thus, UML guest applications could call the system services which reside in the UML kernel; the kernel could fulfill those service requests by calling services in the host environment. <text:s/>However, the guest applications would have no direct access to subcontexts in the host environment.</text:p>
      <text:list xml:id="list31549561" text:continue-numbering="true" text:style-name="L1">
        <text:list-item>
          <text:p text:style-name="P8">Interesting Subcontext Relationships</text:p>
        </text:list-item>
      </text:list>
      <text:p text:style-name="P3">This section documents a variety of intersting subcontext relationships that can be constructed. <text:s/>This is certainly not an exhaustive list, but it demonstrates the flexibility of the subcontext permission mechanism.</text:p>
      <text:list xml:id="list31565405" text:continue-numbering="true" text:style-name="L1">
        <text:list-item>
          <text:list>
            <text:list-item>
              <text:p text:style-name="P8">Client/Server</text:p>
            </text:list-item>
          </text:list>
        </text:list-item>
      </text:list>
      <text:p text:style-name="P3">The most interesting relationship is the client/server. <text:s/>In this relationship, an untrusted subcontext (client) accesses a trusted subcontext (server) which provides it with some service.</text:p>
      <text:p text:style-name="P3">The client has no permissions to the memory of the server. <text:s/>It has one or more “point” entry points into the server, which allow it to call a set number of well-defined interfaces in the server.</text:p>
      <text:p text:style-name="P3">The server has full read/write permissions to the client, and has a complete entry point into the client.</text:p>
      <text:p text:style-name="P3">The thing to notice is that this relationship is identical to the relationship that a kernel component has with an application. <text:s/>In the kernel/application relationship, the application has no access to the kernel memory but the kernel has complete access to the application. <text:s/>The application can only access kernel code through well-defined locations (the syscall <text:soft-page-break/>entry points), but the kernel can jump into the application at any location<text:note text:id="ftn11" text:note-class="footnote"><text:note-citation>11</text:note-citation><text:note-body><text:p text:style-name="Footnote">Technically, we should say that the kernel can return to user mode at any location.</text:p></text:note-body></text:note>. <text:s/>Likewise, although the client can call into the server code, it can only do so at well-defined points; thus it is impossible to bypass security checks or other critical server code.</text:p>
      <text:p text:style-name="P3">Thus, in a server/client relationship, the server has the same sort of security guarantees as a kernel would.</text:p>
      <text:p text:style-name="P3">Note that the server, in this context, has to implement many of the same security features as a kernel. <text:s/>For instance, it must use a protected stack (since the stack which is passed from the client could be corrupted by the client while the service is running). <text:s/>It must also consider the possibility that pointers sent from the client may be invalid, causing segfaults<text:note text:id="ftn12" text:note-class="footnote"><text:note-citation>12</text:note-citation><text:note-body><text:p text:style-name="Footnote">The preferred solution in case of user-caused segfaults is to catch the signal and to send a SEGV signal to the application. <text:s/>This implies, of course, that some signals may be specific to a certain (thread,subcontext) pair; they do not apply to the entire thread. <text:s/>In general, a signal may be sent to a specific (thread,subcontext) pair, to a specific thread (but any subcontext may handle it), or to a specific subcontext (but any thread can handle it). <text:s/>For similar reasons, registered handlers for signals are generally specific to a given (thread,subcontext) pair.</text:p></text:note-body></text:note>. <text:s/>It must also validate the return value when it is called, making sure that the calling subcontext is not spoofing the return value and telling the server to return into some bogus address, or an address which resides in some 3<text:span text:style-name="T1">rd</text:span> party subcontext.<text:note text:id="ftn13" text:note-class="footnote"><text:note-citation>13</text:note-citation><text:note-body><text:p text:style-name="Footnote">To implement this last feature, we provide services which allow a server to efficiently determine which subcontext called it, as well as to determine the subcontext associated with a given return address.</text:p></text:note-body></text:note></text:p>
      <text:list xml:id="list31552429" text:continue-numbering="true" text:style-name="L1">
        <text:list-item>
          <text:list>
            <text:list-item>
              <text:p text:style-name="P8">Mutually Trusted</text:p>
            </text:list-item>
          </text:list>
        </text:list-item>
      </text:list>
      <text:p text:style-name="P3">This is the simple situation where two subcontexts trust each other. <text:s/>They give each other read/write permissions and complete entry points. <text:s/>In this relationship, it is as though they were one large subcontext, except that neither can map or unmap pages in the other. <text:s/>While these subcontexts cannot directly give 3<text:span text:style-name="T1">rd</text:span> party subcontxts mappings or entry points into each other, the transitivity of permissions means that a mapping or entry point into one of these subcontexts is implicitly a mapping or entry point into both.</text:p>
      <text:list xml:id="list31552451" text:continue-numbering="true" text:style-name="L1">
        <text:list-item>
          <text:list>
            <text:list-item>
              <text:p text:style-name="P8">Mutually Untrusted, Trusted 3<text:span text:style-name="T1">rd</text:span> Party</text:p>
            </text:list-item>
          </text:list>
        </text:list-item>
      </text:list>
      <text:p text:style-name="P3">In this situation, you have two subcontexts which don't trust each other, but there is some 3<text:span text:style-name="T1">rd</text:span> party which both of them trust. <text:s/>In this case, there are no permissions between the first two subcontexts, and they each have (most likely) a server/client relationship with the 3<text:span text:style-name="T1">rd</text:span> party. <text:s/>They can then use the 3<text:span text:style-name="T1">rd</text:span> party to communicate.</text:p>
      <text:p text:style-name="P3">A classic example of this would be two applications in a subcontext microkernel, communicating through a socket or file interface.</text:p>
      <text:list xml:id="list31556783" text:continue-numbering="true" text:style-name="L1">
        <text:list-item>
          <text:list>
            <text:list-item>
              <text:p text:style-name="P8">Mutually Untrusted with Entry Points</text:p>
            </text:list-item>
          </text:list>
        </text:list-item>
      </text:list>
      <text:p text:style-name="P3">It is possible for two mutually untrusted subcontexts to interact, even without a 3<text:span text:style-name="T1">rd</text:span> party, if their interface can be simplified down to just function calls back and forth, passing all arguments and return values in registers.</text:p>
      <text:p text:style-name="P3">In this relationship, the subcontexts provide entry points to each other, but no permissions to memory. <text:s/>Thus, the subcontexts can call back and forth, but never read or write each other's memory.</text:p>
      <text:p text:style-name="P3">An interesting application for this relationship is a nontrusted, non-preemptive user-space <text:soft-page-break/>scheduler. <text:s/>The scheduler subcontext needs to be able to call into the other subcontexts (probably at a “Dispatch” sort of message), and the other subcontexts need to be able to call back into the scheduler (“Yield” and “Send”). <text:s/>The scheduler has no way to preempt threads; it must wait for the subcontext to call Yield before it can regain control of the thread. <text:s/>This sort of arrangement might work well for various applications in a GUI, where there are a large amount of small messages to be dispatched to a wide variety of applications.</text:p>
      <text:p text:style-name="P3">This type of user-space scheduler can approximate preemptive behavior by implementing a mechanism which can detect when a certain thread runs for too long a time. <text:s/>In that scenario, the user-space scheduler spawns off another thread and dispatches work to that thread. <text:s/>The scheduler cannot stop the already-dispatched threads from running, but it can start up more jobs in parallel if one is taking too long to complete.</text:p>
      <text:p text:style-name="P3">Threads which are mutually untrusting must perform some amount of manual stack bookkeeping, since they cannot trust that when they are called the other subcontext gave them the correct stack pointer. <text:s/>They can track their stacks with thread-local storage, or (if they are single-threaded) with a global variable.</text:p>
      <text:list xml:id="list31556306" text:continue-numbering="true" text:style-name="L1">
        <text:list-item>
          <text:list>
            <text:list-item>
              <text:p text:style-name="P8">Readonly</text:p>
            </text:list-item>
          </text:list>
        </text:list-item>
      </text:list>
      <text:p text:style-name="P3">If a subcontext has no secrets that need to be hidden, then it can give some other subcontext readonly access to its memory. <text:s/>This can allow for high-speed data transfer (for instance, the reader can memcpy() data out of the subcontext).</text:p>
      <text:p text:style-name="P3">If two subcontexts give each other readonly access to each other and define some entry points, then it is possible for them to exchange data in both directions, using function calls back and forth to notify each other when data is available.</text:p>
      <text:list xml:id="list31557737" text:continue-numbering="true" text:style-name="L1">
        <text:list-item>
          <text:list>
            <text:list-item>
              <text:p text:style-name="P8">DMZ</text:p>
            </text:list-item>
          </text:list>
        </text:list-item>
      </text:list>
      <text:p text:style-name="P3">This relationship allows two subcontexts to access a shared memory region without exposing the private data of either. <text:s/>In this relationship, a third subcontext is declared, and both subcontexts are given permissions to it. <text:s/>However, this subcontext has no code and thus there are no entry points into it<text:note text:id="ftn14" text:note-class="footnote"><text:note-citation>14</text:note-citation><text:note-body><text:p text:style-name="Footnote">With our simple permissions scheme – that only a subcontext can map or unmap pages in itself, or define permissions into itself – then in truth the DMZ subcontext must have some basic code for managing its pages and mappings. <text:s/>However, that is not a fundamental requirement: in the future, when more advanced management schemes are implemented, this code would go away.</text:p></text:note-body></text:note>. <text:s/>When one subcontext wants to write data that the other can see, then it writes it to the DMZ.</text:p>
      <text:p text:style-name="P3">The DMZ can be set up with multiple writers, or only one writer, depending on what type of interface is required. <text:s/>Many subcontexts could be configured to access the same DMZ.</text:p>
      <text:p text:style-name="P3">A DMZ is much like a shared memory region, but has several advantages:</text:p>
      <text:list xml:id="list31220172" text:style-name="L5">
        <text:list-item>
          <text:p text:style-name="P11">The virtual address of data in the DMZ is consistent when accessed from any subcontext. <text:s/>Thus, pointers into the DMZ can be passed between subcontexts without any need for translation.</text:p>
        </text:list-item>
        <text:list-item>
          <text:p text:style-name="P11">The DMZ can be noncontiguous in memory, making it easier to fit in large amounts of data.</text:p>
        </text:list-item>
        <text:list-item>
          <text:p text:style-name="P11">New pages can be mapped into the DMZ, and that memory is instantly visible in all <text:soft-page-break/>subcontexts. <text:s/>So, for example, a writer could construct a linked list of arbitrary size and know that all pages that are needed to read the list are already available in all of the readers.</text:p>
        </text:list-item>
        <text:list-item>
          <text:p text:style-name="P11">Explicit permissions can be defined which control what actions each subcontext can perform in the DMZ.</text:p>
        </text:list-item>
      </text:list>
      <text:list xml:id="list31555471" text:continue-list="list31557737" text:style-name="L1">
        <text:list-item>
          <text:p text:style-name="P8">Applications for Subcontexts</text:p>
        </text:list-item>
      </text:list>
      <text:p text:style-name="P2">This section discusses various uses that we envision for subcontexts.</text:p>
      <text:p text:style-name="P3">TODO</text:p>
      <text:list xml:id="list31566473" text:continue-numbering="true" text:style-name="L1">
        <text:list-item>
          <text:list>
            <text:list-item>
              <text:p text:style-name="P8">Microkernels</text:p>
            </text:list-item>
          </text:list>
        </text:list-item>
      </text:list>
      <text:p text:style-name="P3">One of the most exciting applications for subcontexts is to implement a microkernel. <text:s/>Subcontexts are attractive for microkernels because you can have a trusted, protected service which resides in the same address space as an untrusted client; the service can have unlimited access to the client without the client having that sort of access to the service. <text:s/>The service can access client memory without translation, gate functions, or other overhead.</text:p>
      <text:p text:style-name="P3">A service in a microkernel would be implemented similarly to one inside a monolithic kernel, except that it has more flexibility. <text:s/>Since the microkernel service runs in user mode, its pages can be swapped out, it can access client data directly (without the need to pin client memory, or to have wrappers like copy_to_user()). <text:s/>It can map to shared libraries and use any code therein. <text:s/>Perhaps most importantly, it can directly access any services that are accessible in user mode, including services implemented by other microkernel subcontexts.</text:p>
      <text:list xml:id="list31539145" text:continue-numbering="true" text:style-name="L1">
        <text:list-item>
          <text:list>
            <text:list-item>
              <text:list>
                <text:list-item>
                  <text:p text:style-name="P8">Address Space Consumption</text:p>
                </text:list-item>
              </text:list>
            </text:list-item>
          </text:list>
        </text:list-item>
      </text:list>
      <text:p text:style-name="P3">Would a subcontext microkernel exhaust too much virtual address space in the user space? <text:s/>Since all of the services in a subcontext microkernel would be non-overlapped subcontexts, wouldn't they inherently reduce the maximum size of application that the operating system could support? <text:s/>We argue not.</text:p>
      <text:p text:style-name="P3">Our argument starts with the assertion that code written in a microkernel is not going to be fundamentally any larger than that in a monolithic kernel; nor are its data structures going to be any larger. <text:s/>So, roughly, when we move a service out of the kernel into a service subcontext, we are performing roughly a 1-for-1 exchange of virtual address space. <text:s/>(The only exception is the fact that a microkernel subcontext will probably map shared libraries which the kernel would not have mapped. <text:s/>However, we believe that the cost of these libraries are likely to be small.)</text:p>
      <text:p text:style-name="P3">Of course, we are trading space in the kernel for space in the user space; in systems which have a fixed boundary between user and kernel space, this means that there is less space available to user applications. <text:s/>To compensate for this, we advocate that the boundary between kernel and user space should gradually be moved up; as the kernel becomes smaller, its reserved range in the virtual address space should decrease. <text:s/>Thus, we argue that any space consumed by services that have been recently migrated into the microkernel should be offset (approximately) by an increase in the total space available to the user.</text:p>
      <text:list xml:id="list31565615" text:continue-numbering="true" text:style-name="L1">
        <text:list-item>
          <text:list>
            <text:list-item>
              <text:list>
                <text:list-item>
                  <text:p text:style-name="P13"><text:soft-page-break/>Performance</text:p>
                </text:list-item>
              </text:list>
            </text:list-item>
          </text:list>
        </text:list-item>
      </text:list>
      <text:p text:style-name="P3">(See below for a detailed description of our software and hardware implementations, and their performance.)</text:p>
      <text:p text:style-name="P3">It seems unlikely that many services will move into a subcontext microkernel so long as subcontexts are implemented in software. <text:s/>In the software implementation, each call from one subcontext into another requires a context switch; thus, a simple system call from an application into a system service and back will require two context switches. <text:s/>This is substantially more overhead than would be encountered in a monolithic kernel.</text:p>
      <text:p text:style-name="P3">However, this is noticeably less overhead than some other messaging approaches. <text:s/>Most approaches require some amount of marshaling of arguments and return values into an RPC message; even when the transmission of this message is optimized in some fashion, other microkernels require two context switches-plus some additional overhead. <text:s/>Moreover, when traditional microkernels attempt to access application code from a service, there is substantial overhead: either data must be copied back and forth as part of the message, or the service must perform mapping and translation of application code into its user space. <text:s/>Both the mapping and translation are costly both in terms of runtime cost and service code readability. <text:s/>In subcontexts, the service can directly access application memory without requiring translation, mapping, or copying. <text:s/>Thus, we believe that a subcontext microkernel, even with a software implementation, is likely to be the fastest microkernel currently available, especially for operations that require a lot of service access to application memory.</text:p>
      <text:p text:style-name="P3">With our hardware implementation, things are far better. <text:s/>We believe that, for most applications, a hardware microkernel is likely to outperform even the best monolithic kernels. <text:s/>The reason for this is that there is nearly a 1-to-1 mapping between the overheads faced by services in monolithic kernels and those in a subcontext microkernel; the few differences between them almost always favor subcontexts. <text:s/>In both types of systems, the services must validate arguments, allocate and switch to a protected stack, and handle errors (such as segfault) caused by faulty arguments passed to it by the application. <text:s/>There are three key differences:</text:p>
      <text:list xml:id="list31235345" text:style-name="L6">
        <text:list-item>
          <text:p text:style-name="P12">syscalls into a monolithic kernel typically take dozens, sometimes hundreds of cycles. A call into a subcontext microkernel takes (quite literally) no more time than an ordinary function call. <text:s/>(The same is true, of course, when leaving the kernel, or leaving a subcontext microkernel.)</text:p>
        </text:list-item>
        <text:list-item>
          <text:p text:style-name="P12">A service in a subcontext microkernel must validate the return address when it is first called; while this is an overhead that a monolithic kernel doesn't have to face, we implement new instructions that make it possible to perform this check in just a couple of instructions<text:note text:id="ftn15" text:note-class="footnote"><text:note-citation>15</text:note-citation><text:note-body><text:p text:style-name="Footnote">In the software implementation, we implement memory-mapped information which the service subcontext can trivially and efficiently access.</text:p></text:note-body></text:note>.</text:p>
        </text:list-item>
        <text:list-item>
          <text:p text:style-name="P15"><text:span text:style-name="T4">If the system services are provided by a plurality of subcontexts, then each subcontext may perform some checking whenever a call jumps a subcontext boundary; thus, </text:span>there could be duplicated overhead. <text:s/>However, this can be solved either by moving all services into the same subcontext, or by giving system services “shortcut” entry points <text:soft-page-break/>into each other, which bypass security checks.<text:note text:id="ftn16" text:note-class="footnote"><text:note-citation>16</text:note-citation><text:note-body><text:p text:style-name="Footnote">Of course, there is a trade off here between system security (we want to isolate different services in the microkernel as much as possible) and performance. <text:s/>To be fair, one must note that monolithic kernel typically have no isolation of one component from another, so it seems fair to compare their performance to that of a system where all system services are located in a single subcontext.</text:p></text:note-body></text:note></text:p>
        </text:list-item>
        <text:list-item>
          <text:p text:style-name="P12">If you first call into a subcontext, and then that subcontext has to call the actual kernel itself, then you pay both costs. <text:s/>In this case, microkernels are a clear loser. <text:s/>However, if these are sufficiently rare, then the subcontext microkernel will more than make up this cost by its gains in other areas.</text:p>
        </text:list-item>
      </text:list>
      <text:p text:style-name="P3">Thus, a subcontext microkernel is likely to outperform a monolithic kernel on the vast majority of system services, such as file I/O (when the file is in cache), sockets, time services, etc. <text:s/>A subcontext microkernel may be slower when it is required to actually access the underlying kernel, such as process management, virtual memory, and some devices<text:note text:id="ftn17" text:note-class="footnote"><text:note-citation>17</text:note-citation><text:note-body><text:p text:style-name="Footnote">It is possible to implement some device drivers in user mode, as has been demonstrated in other work. <text:s/>Device memory is mapped into the subcontext, allowing the subcontext to read and/or write it. <text:s/>Interrupts still go to the kernel (requiring some alert mechanism to tell the subcontext when they have arrived), but even that may be something that can be eliminated: in future work, we may attempt to set interrupt vectors to point directly into service subcontexts. <text:s/>This would be allowable provided that the service subcontexts is a non-overlapped subcontexts and its pages are always in memory and mapped into the page table. <text:s/>If this works, then we could write a subcontext device driver which would be no slower than one inside a monolithic kernel.</text:p></text:note-body></text:note>.</text:p>
      <text:list xml:id="list31555200" text:continue-list="list31565615" text:style-name="L1">
        <text:list-item>
          <text:list>
            <text:list-item>
              <text:list>
                <text:list-item>
                  <text:p text:style-name="P8">Accessing the Microkernel/Backward Compatibility</text:p>
                </text:list-item>
              </text:list>
            </text:list-item>
          </text:list>
        </text:list-item>
      </text:list>
      <text:p text:style-name="P3">Our microkernel design assumes that applications call into the microkernel services directly. <text:s/>This requires, of course, that the applications be subcontext aware.</text:p>
      <text:p text:style-name="P3">However, it does not necessarily require that old applications be recompiled. <text:s/>Most programs access system calls through the C runtime library; the application calls a function in the library, which performs the system call on its behalf. <text:s/>Thus, it is sufficient (for most applications) to simply alter the C runtime library to be subcontext-aware, and legacy applications will inherit this.</text:p>
      <text:p text:style-name="P4"><text:span text:style-name="T4">Some applications may call syscalls directly. <text:s/>Thus, the kernel must include the ability to “reflect” these syscalls back out to the appropriate subcontext microkernel. <text:s/>This is, of course, inefficient, but is acceptable based on the assumption that </text:span>only a few applications are likely to have this problem. <text:s/>These applications will need to be ported over to use the subcontext interface in order for them to run at full efficiency.</text:p>
      <text:p text:style-name="P4">Given that there is likely to be a gradual migration of services from the kernel to the subcontext microkernel (and different users may be running different kernels), the C runtime library needs some general way to access services that might reside in either a subcontext or in the kernel. <text:s/>There are a couple of ways to do this. <text:s/>One is to ask the kernel where a given service resides, and then to use the proper interface. <text:s/>Another is to ask the kernel where a service resides, and expect to get a function call address; however, the C runtime library does not know whether the function call address is a real address in a subcontext, or if it is a pseudo-address defined by the kernel. <text:s/>If the latter, then when the C runtime library calls the address, there will be a page fault; the kernel interprets the page fault at the pseudo-address exactly as it would have interpreted a syscall in the past.</text:p>
      <text:p text:style-name="P4"><text:soft-page-break/>We prefer the latter approach both because it simplifies the C runtime library and because it allows us to build a UML kernel where the guest applications are unable to tell whether they are running in a UML kernel or in a native machine.<text:span text:style-name="T4"> <text:s/>They cannot tell the difference between a function pointer into a local service subcontext, a function pointer into the UML kernel, or a pseudo-pointer into a monolithic kernel.</text:span></text:p>
      <text:list xml:id="list31557428" text:continue-numbering="true" text:style-name="L1">
        <text:list-item>
          <text:list>
            <text:list-item>
              <text:p text:style-name="P8"><text:bookmark text:name="UML"/>UML</text:p>
            </text:list-item>
          </text:list>
        </text:list-item>
      </text:list>
      <text:p text:style-name="P3">User Mode Linux is an exciting virtualization technology for Linux. <text:s/>It runs a (modified) Linux kernel as an application under another Linux system; conventional, unmodified applications may then run inside that kernel. <text:s/>It is impossible for the applications in the guest OS to corrupt the host OS, and it is (almost) impossible for them to even know that they are running inside a guest OS.</text:p>
      <text:p text:style-name="P3">The current UML implementation utilizes a rather tricky combination of debugging routines and signals. <text:s/>There is a special thread, known as the tracing thread, which acts as a debugger for all of the other threads. <text:s/>When a guest application is running, the tracing thread traces it with ptrace(PTRACE_SYSCALL); this allows the tracing thread to step in any time that the application makes a syscall. <text:s/>When the application makes a syscall, the tracing thread records what syscall it was asking for (and the arguments), then redirects the syscall to getpid(). <text:s/>It then lets the syscall (getpid()) run; the tracing thread steps in again at the end of the syscall. <text:s/>Now it alters the return address from the syscall to point into special entry code in the UML kernel. <text:s/>Finally, it runs ptrace(PTRACE_CONT), which instructs the host kernel to only awaken the tracing thread when there is a signal to the process (syscalls are not intercepted).</text:p>
      <text:p text:style-name="P3">The UML kernel is always mapped into every guest application; all of the UML kernel (except for the entry code) is always mprotect()ed while the application is running so that the application cannot access it. <text:s/>The guest application can never unprotect that memory because any syscall to mprotect() would be intercepted and interpreted as a syscall to the guest UML kernel. <text:s/>However, once the tracing thread calls PTRACE_CONT, the kernel code is free to call mprotect() (to the host kernel); it makes all of the kernel code and data accessible. <text:s/>The UML kernel then runs, doing whatever it wants to; it can access both the application and its kernel code.</text:p>
      <text:p text:style-name="P3">When the UML kernel wants to return to user mode, it uses mprotect() to disable access to all of the kernel memory and then signals itself. <text:s/>This wakes up the tracing thread; the tracing thread alters the return value from the signal appropriately (setting it to the return value from the original syscall performed by the guest application), then calls PTRACE_SYSCALL to restart the guest application with syscall interception.</text:p>
      <text:p text:style-name="P3">While this method is effective, it is also costly. <text:s/>Each syscall in the guest OS requires 6 context switches and many syscalls in the host OS; thus, UML is pretty slow. <text:s/>With a subcontext implementation, it could be much faster.</text:p>
      <text:p text:style-name="P3">In a subcontext implementation, the UML kernel would implement its various services much like a subcontext microkernel: the UML kernel would be a non-overlapped subcontext, with entry points registered in the global subcontext. <text:s/>Guest applications would call (through the C library) directly into the UML kernel: they would not know whether they were calling a UML kernel, a microkernel, or pseudo-addresses in a real kernel. <text:s/>As discussed earlier in this paper, the UML kernel would have a separate global <text:soft-page-break/>subcontext from the host kernel; UML applications would access the guest global subcontext, and that subcontext would have entry points into the UML kernel; the UML kernel would have access to the host global subcontext.</text:p>
      <text:p text:style-name="P3">Even with a software implementation of subcontexts, this is a very attractive model for UML. <text:s/>A syscall to the UML kernel would require only two context switches, and no syscalls; that means that a subcontext UML kernel would have less than 1/3 the overhead of current UML. <text:s/>With a hardware implementation, it gets even better: the overhead of going to the UML kernel almost vanishes.</text:p>
      <text:p text:style-name="P3">Another advantage is that subcontexts make it possible to nest UML kernels to arbitrary depth. <text:s/>In current UML, the UML kernel resides in a statically-assigned .5 GB range in the virtual address space. <text:s/>Therefore, in order to nest UML instances, you must custom build multiple images for the different nesting levels, and you can never nest deeper than 5 UML instances<text:note text:id="ftn18" text:note-class="footnote"><text:note-citation>18</text:note-citation><text:note-body><text:p text:style-name="Footnote">Typically, Linux has 3 GB of user address space: 5 nested UML images would consume 2.5 GB of that.</text:p></text:note-body></text:note>. <text:s/>With subcontext UML, you can nest as deep as you want without rebuilding the UML kernel, since the UML kernel pages come from the pool of user virtual addresses; the depth of nesting is limited only by the number of pages you can find for the non-overlapped subcontexts.</text:p>
      <text:p text:style-name="P3">In a technical sense, a subcontext UML implementation is simply a microkernel with the special characteristic that the applications are partitioned: applications in the host OS cannot access the UML services, and applications in the UML instance cannot access the host OS.</text:p>
      <text:list xml:id="list31546271" text:continue-numbering="true" text:style-name="L1">
        <text:list-item>
          <text:list>
            <text:list-item>
              <text:p text:style-name="P8">ssh</text:p>
            </text:list-item>
          </text:list>
        </text:list-item>
      </text:list>
      <text:p text:style-name="P3">Not all service subcontexts need to map nicely with existing kernel services. <text:s/>One of the interesting applications for subcontexts would be to use it to implement ssh, tunneling, or other similar applications.</text:p>
      <text:p text:style-name="P3">Currently, ssh is run as a user application; various sockets or pipes are opened to other applications, and a connection is made through the network to a remote ssh server. <text:s/>The various applications communicate with ssh with send/recv or read/write syscalls on the various pipes or sockets; the kernel copies data between the various applications and ssh.</text:p>
      <text:p text:style-name="P3">Subcontexts open up the possibility for other implementations. <text:s/>Ssh could be implemented as a system service which talked to a general-purpose socket/pipe layer. <text:s/>This would be similar to how various filesystems can talk to a operating system's VFS layer: client applications talk to the general purpose layer, which forwards the calls to the proper components to handle them.</text:p>
      <text:p text:style-name="P4">With subcontexts, the ssh server could directly map the application's memory, which could reduce the number of copies required; ssh could read and write memory directly into the user space, rather than writing it into a local buffer and then asking somebody to copy it into the user.</text:p>
      <text:p text:style-name="P4">Similarly, tunneling software could have lower overhead by directly reading and writing the memory of client applications, rather than having packets get bounced through multiple layers of copying.</text:p>
      <text:list xml:id="list31556480" text:continue-numbering="true" text:style-name="L1">
        <text:list-item>
          <text:p text:style-name="P8">Implementations</text:p>
        </text:list-item>
      </text:list>
      <text:p text:style-name="P3"><text:soft-page-break/>This section describes out implementations. <text:s/>It is broken down into 3 sections. <text:s/>7.1 describes the code, which resides in the kernel, which manages subcontexts. <text:s/>This code is common to all implementations. <text:s/>7.2 describes how we make subcontexts work in software, using page faults to detect inter-subcontext calls and using page tables to map the effective address space of each subcontext. <text:s/>7.3 describes a low-cost, low-complexity hardware implementation which we have simulated which allows subcontexts to run at very high speed.</text:p>
      <text:list xml:id="list31558243" text:continue-numbering="true" text:style-name="L1">
        <text:list-item>
          <text:list>
            <text:list-item>
              <text:p text:style-name="P8">Subcontext Management (Common Code)</text:p>
            </text:list-item>
          </text:list>
        </text:list-item>
      </text:list>
      <text:p text:style-name="P3">Just like any other virtual memory system, subcontexts require a certain amount of management by the kernel. <text:s/>The kernel keeps track of what subcontexts exist, what pages are mapped into them and with what permissions, and the mappings and entry points defined between the various subcontexts. <text:s/>It handles the creation and cleanup of subcontexts, and handles the metadata associated with them.</text:p>
      <text:p text:style-name="P3">We implemented subcontexts in the Linux kernel. <text:s/>The changes were not particularly complex, but there were a surprising number of small changes that had to be made. <text:s/>Our basic change was to split the mm_struct (which models the context of a process) into two structs, the mm_struct and the sc_struct. <text:s/>The mm_struct retained any fields that were specific to a certain process, and we used it to model an entire context. <text:s/>The sc_struct took any fields which dealt with virtual memory, and we used it to model a subcontext. <text:s/>The mm_struct had a single member sc_struct, which was the root (overlapped) subcontext of that process; this sc_struct had pointers out to any subcontexts to which it had mappings or entry points.</text:p>
      <text:p text:style-name="P3">Since the effective context of a process was now the union of many different subcontexts, we had to rewrite any functions that scanned through the list of allocated virtual memory regions. <text:s/>Fortunately, this functionality was already concentrated in just a handful of functions, and so these changes were relatively simple.</text:p>
      <text:p text:style-name="P3">Additionally, we had to add a “subcontext” parameter to many other functions. <text:s/>While most of these higher-level functions did not require changes to their internal logic, they called low-level memory functions to add, remove, or alter pages, and these functions generally require that the caller specify which subcontext is being affected. <text:s/>Thus, there are many functions which are not logically affected but have slight changes because they are in the path to the low-level memory management functions.</text:p>
      <text:p text:style-name="P3">We had two difficult problems to solve. <text:s/>The first was how to avoid global locks; the second (which is connected to the first) was how to handle implicit mappings and entry points that arise from the transitive nature of mappings and entry points.</text:p>
      <text:list xml:id="list31551570" text:continue-numbering="true" text:style-name="L1">
        <text:list-item>
          <text:list>
            <text:list-item>
              <text:list>
                <text:list-item>
                  <text:p text:style-name="P8">Avoiding Global Locks</text:p>
                </text:list-item>
              </text:list>
            </text:list-item>
          </text:list>
        </text:list-item>
      </text:list>
      <text:p text:style-name="P3">In Linux, each context has a read/write semaphore which protects access to its memory map. <text:s/>However, with subcontexts things are much more complex. <text:s/>Each context is the union of a plurality of subcontexts; in order to lock all of the virtual memory regions of one context, we are also impacting other contexts.</text:p>
      <text:p text:style-name="P3">The simplest solution to this (and the one that we have chosen for our initial implementation) is to simply use a global lock. <text:s/>While this is obviously not a good long-term solution (especially for multiprocessor machines), it allowed us to focus our <text:soft-page-break/>development on other issues that we thought had more relevance.</text:p>
      <text:p text:style-name="P3">While we currently use a global lock, we have designed our implementation to facilitate fine-grained locking in the future. <text:s/>Our code does not lock the global lock directly; instead they call wrappers which perform the locks on their behalf. <text:s/>The current implementations use the global lock, but in the future they will be more advanced.</text:p>
      <text:list xml:id="list31566892" text:continue-numbering="true" text:style-name="L1">
        <text:list-item>
          <text:list>
            <text:list-item>
              <text:list>
                <text:list-item>
                  <text:p text:style-name="P7">Handling Implicit Mappings and Entry Points</text:p>
                </text:list-item>
              </text:list>
            </text:list-item>
          </text:list>
        </text:list-item>
      </text:list>
      <text:p text:style-name="P4"><text:span text:style-name="T4">When a page fault occurs and the page in question is not part of the current subcontext, the operating system must search to see if the current subcontext has rights to the other subcontext</text:span><text:span text:style-name="T4"><text:note text:id="ftn19" text:note-class="footnote"><text:note-citation>19</text:note-citation><text:note-body><text:p text:style-name="Footnote">This section will be focusing on mappings to data pages, but the exact same considerations (and solutions) apply to entry points.</text:p></text:note-body></text:note></text:span><text:span text:style-name="T4">. <text:s/>This search is nontrivial, because mappings are transitive; thus, the operating system must search recursively through the graph of subcontexts; since the graph is looping, it must also implement loop detection. <text:s/>Obviously, it would be inefficient to perform this search on every page fault. <text:s/>For this reason, we cache implicit mappings (that is, mappings that are gained through transitivity) in each subcontext. <text:s/>The idea is that the list of implicit mappings will quickly fill up with all available mappings.</text:span><text:span text:style-name="T4"><text:note text:id="ftn20" text:note-class="footnote"><text:note-citation>20</text:note-citation><text:note-body><text:p text:style-name="Footnote">If a page fault turns out to be invalid (accessing a page which exists, but to which the current subcontext does not have access), then we perform an exhaustive search of the graph of mappings; we are not sure that the access is invalid until we have searched every possibility. <text:s/>We decided that this cost was acceptable for the cases when the application was performing what is most likely an error. <text:s/>Of course, we could have eliminated this cost by keeping all of the implicit mapping lists up-to-date at all times; however, we believe that this lazy scheme gives us better performance in the common case (applications occasionally adding or removing mappings, and performing many valid accesses).</text:p></text:note-body></text:note></text:span></text:p>
      <text:p text:style-name="P3">Although we are lazy about finding implicit mappings, we must ensure that they are removed promptly when they become invalid. <text:s/>For this reason, for each mapping (explicit or implicit) we keep a list of all of the implicit mappings which depend on it; thus, when any explicit mapping is removed, we can recursively destroy all of the implicit mappings which depended on it.</text:p>
      <text:p text:style-name="P3">But how do we find and construct implicit mappings? <text:s/>And what are the implications on our locking scheme? <text:s/>The problem that arises is that any time we add a new implicit mapping, we have to add an element to “expireThese” list in the mappings that it arose from. <text:s/>It would seem that this would require a write lock not only on the subcontext which is getting the new implicit mappings, but also on any subcontexts that it might inherit mappings from. <text:s/>We don't yet have a good locking scheme to avoid this; this is yet another reason why we currently use the global lock, and have deferred the problem of implementing fine-grained locking.</text:p>
      <text:list xml:id="list31545181" text:continue-numbering="true" text:style-name="L1">
        <text:list-item>
          <text:list>
            <text:list-item>
              <text:p text:style-name="P8">Software Implementation of Subcontexts</text:p>
            </text:list-item>
          </text:list>
        </text:list-item>
      </text:list>
      <text:p text:style-name="P3">Subcontexts can be implemented with moderate efficiency using any conventional virtual memory system. <text:s/>In particular, it is possible for one subcontext to access another's data pages with no more overhead than accessing their own, and a cross-subcontext call can be implemented with little more than a context switch.</text:p>
      <text:p text:style-name="P3">To accomplish this, we create a page table for each <text:span text:style-name="T5">subcontext</text:span> in the system (as opposed to creating one for each context, as in conventional virtual memory systems). <text:s/>Which page table you use for a given thread depends on what subcontext is currently running inside it.</text:p>
      <text:p text:style-name="P3"><text:soft-page-break/>You fill each page table with the effective page permissions for that subcontext; for instance, if a certain accessor subcontext has read-only access to a certain target subcontext, then the accessor's page table will have read-only maps to the target's pages<text:note text:id="ftn21" text:note-class="footnote"><text:note-citation>21</text:note-citation><text:note-body><text:p text:style-name="Footnote">We assume that demand paging is probably used (that is, page table entries are not defined until they are first used), but that doesn't affect the overall algorithm.</text:p></text:note-body></text:note>.</text:p>
      <text:p text:style-name="P2"><text:span text:style-name="T3">A subcontext's page table, of course, includes maps to its code pages, but it never includes maps to the code pages of any other subcontext, even when it has entry points into it</text:span><text:span text:style-name="T3"><text:note text:id="ftn22" text:note-class="footnote"><text:note-citation>22</text:note-citation><text:note-body><text:p text:style-name="Footnote">There are some special scenarios when it is possible to include the code pages of another subcontext into the page table of the current subcontext. <text:s/>The general rule is that you cannot map the code pages of another subcontext into your current page table if there are any entries in the current page table which would not be valid for the other subcontext. <text:s/>However, we do not attempt to implement this optimization. <text:s/>For simplicity, we chose to never include the code pages of any other subcontext in the current page table.</text:p></text:note-body></text:note></text:span><text:span text:style-name="T3">. <text:s/>Thus, any time that code calls into another entry point, a page fault occurs. <text:s/>The operating system validates the call, and if it is valid, then the operating system performs a context switch to the new page table. <text:s/>This means, of course, (contrary to conventional systems) that a given thread may run under a multiplicity of different </text:span>page tables.</text:p>
      <text:p text:style-name="P2">While the above is true in general, there is a bit more complexity that must be considered when overlapped subcontexts are used. <text:s/>In this case, the effective address space of a subcontext is a function not only of the subcontext but also of the thread executing it. <text:s/>Therefore, each subcontext actually may have a plurality of of different page tables.</text:p>
      <text:p text:style-name="P2">Our solution for this is that we always define a single page table for each subcontext which does not contain any overlapped addresses; we then create additional page tables when they are necessary. <text:s/>At first, when a subcontext first runs inside a certain context, it uses the general page table (the one that includes no references to pages in overlapped subcontexts). <text:s/>The first time that it actually uses pages in the overlapped subcontext, then a new page table is created which contains the context-specific page table entries for this subcontext.</text:p>
      <text:p text:style-name="P4"><text:span text:style-name="T6">Of course, this means that the number of possible page tables might grow as n</text:span><text:span text:style-name="T2">2</text:span><text:span text:style-name="T6">. <text:s/>We reduce this by only creating page tables when they are required. <text:s/>We further reduce this by giving the operating system to discard page tables when it is under memory pressure. <text:s/>However, to simplify our implementation, we chose to always keep the overlap-less page table for each subcontext (so that, at any given moment, we would always have a page table ready for any particular subcontext).</text:span></text:p>
      <text:list xml:id="list31556225" text:continue-numbering="true" text:style-name="L1">
        <text:list-item>
          <text:list>
            <text:list-item>
              <text:list>
                <text:list-item>
                  <text:p text:style-name="P8">Performance Expectations of Software</text:p>
                </text:list-item>
              </text:list>
            </text:list-item>
          </text:list>
        </text:list-item>
      </text:list>
      <text:p text:style-name="P3">Subcontexts, even in software mode, are the fastest IPC mechanism that we know of (for communication between protected applications). <text:s/>We are only able to think of a single scenario where we might expect subcontext to be slower than any form of conventional IPC. <text:s/>For most communication forms, subcontexts can be expected to exceed the performance of any other form of IPC.</text:p>
      <text:p text:style-name="P3">Subcontexts excel when two applications need to share data, particularly when the data is either large or when it is scattered across a non-contiguous data structure. <text:s/>Most other IPC mechanisms require marshaling and copying of values; even shared memory, which doesn't require copying, does require indirection and address translation since the shared memory regions may be at different virtual addresses in the two applications. <text:s/>Yet <text:soft-page-break/>subcontexts allows the data pages to be accessed directly, without indirection, address translation, or copying.</text:p>
      <text:p text:style-name="P3">When communicating events, subcontexts compare well with other IPC mechanisms. <text:s/>The simple way to communicate an event from one subcontext to another is to call a function. <text:s/>The cost of this is a single context switch; typical existing messaging or socket systems require not only a context switch, but also a system call or two. <text:s/>So, sending a message with a inter-subcontext function call should be slightly more efficient than sending on through a socket. <text:s/>As the size of the message increases, then subcontexts pull even further ahead, as their superior data moving capabilities will come to the fore.</text:p>
      <text:p text:style-name="P3">Subcontexts may be slower than sockets in the scenario where you either send messages which don't require response, or when many messages get queued up on the socket and are handled in batches on the server. <text:s/>This may be more efficient with sockets because fewer context switches are required; however, many of the same optimizations may be possible in subcontexts.</text:p>
      <text:list xml:id="list31547428" text:continue-numbering="true" text:style-name="L1">
        <text:list-item>
          <text:list>
            <text:list-item>
              <text:p text:style-name="P8">Hardware Acceleration of Subcontexts</text:p>
            </text:list-item>
          </text:list>
        </text:list-item>
      </text:list>
      <text:p text:style-name="P3">It is possible to add subcontext acceleration<text:note text:id="ftn23" text:note-class="footnote"><text:note-citation>23</text:note-citation><text:note-body><text:p text:style-name="Footnote">We call this “acceleration” to clarify the fact that the hardware is not expected to actually manage subcontexts; it is only supposed to accelerate accesses between the various subcontexts. <text:s/>The kernel must set up data structures which define subcontexts, and the CPU interprets them in hardware at runtime.</text:p></text:note-body></text:note> to a conventional CPU with only a small increase in complexity and (we expect) no performance cost.</text:p>
      <text:p text:style-name="P3">To implement hardware acceleration, we add one new field to each page table entry, and add two new tables which are analogous to the page table. <text:s/>The new field (“subcontextID”) tells the CPU what subcontext the page is part of. <text:s/>The “subcontext mapping table” lists mappings defined between various subcontexts. <text:s/>The “entry point table” defines entry points that have been defined.</text:p>
      <text:p text:style-name="P4">Two new TLB-like tables are added to the CPU, which cache the two new tables in memory.</text:p>
      <text:p text:style-name="P3">The TLB itself is also changed: it is split into two different layers. <text:s/>The lower layer interacts with the page table in memory and and caches page table entries. <text:s/>The upper layer caches effective page entries. <text:s/>In between the two is circuitry which merges table entries in the lower layer with entries from the subcontext mapping table, generating effective page table entries which are stored in the upper layer.</text:p>
      <text:p text:style-name="P3">The lower layer of the TLB is roughly identical to that portion of the prior art TLB; the only change necessary is to handle the wider page table entries. <text:s/>Moreover, the upper layer of the TLB is roughly identical to that portion of the prior art TLB; it is a table which stored cached information, and delivers that information to the CPU core at high speed. <text:s/>The only real change necessary is to put a layer in between these two which calculates effective page permissions by merging page table entries with mapping table entries. <text:s/>Some amount of tagging of effective entries may be used (either in the middle or the upper layer) so that we can keep around the effective page table entries that we calculated when we jump from one subcontext to another.</text:p>
      <text:p text:style-name="P4">This design should allow one to implement a CPU without changing the timings in the <text:soft-page-break/>CPU: from the perspective of the rest of the CPU, it is interacting with a TLB that is identical to the old design. <text:s/>When there is a TLB miss, then the CPU core stalls until the TLB can fill the entry; during this stall, the new hardware may need to read in page table entries and/or mapping table entries, and perform merges between them to build new effective page table entries. <text:s/>The addition of a some additional cycles in the worst-case TLB miss should not affect most CPUs.</text:p>
      <text:p text:style-name="P4">For data pages, calculating effective page permissions (for the upper layer of the TLB) is fairly easy:</text:p>
      <text:list xml:id="list31232110" text:style-name="L7">
        <text:list-item>
          <text:p text:style-name="P16">If the subcontextID of the data page is the same as the subcontextID of the current subcontext (that is, the subcontext which contains the current instruction pointer), then the effective page permissions are simply the page permissions listed in the page table entry.</text:p>
        </text:list-item>
        <text:list-item>
          <text:p text:style-name="P16">If the data page is in some other subcontext, then the effective mapping is the bitwise AND of the permissions which are in the page table entry and the permissions which are listed in the subcontext mapping table.</text:p>
        </text:list-item>
        <text:list-item>
          <text:p text:style-name="P16">If the data page is in some other subcontext and there is no entry in the subcontext mapping table, then there are <text:span text:style-name="T5">no</text:span> effective permissions to that page.</text:p>
        </text:list-item>
      </text:list>
      <text:p text:style-name="P4">Similarly, when a subcontext has a complete entry point into another subcontext, then code page permissions are likewise easy to define. <text:s/>However, when there is a “point” entry point (the accessor can only call the target at specific location(s)), then things are more difficult. <text:s/>To handle this case, the CPU will have to be modified to store and use two types of TLB entries. <text:s/>One type is the traditional TLB entry, which covers an entire page; the other type is a “point” entry, which only covers a single address.<text:note text:id="ftn24" text:note-class="footnote"><text:note-citation>24</text:note-citation><text:note-body><text:p text:style-name="Footnote">An alternative solution would be to require the operating system to handle the “point” entry point cases. <text:s/>In this case, a call to a valid “point” entry point would result in a page fault. <text:s/>The OS would validate that the entry point was valid, and then would return-from-exception to the <text:span text:style-name="T5">destination</text:span><text:span text:style-name="T6"> address (as opposed to returning to the caller). <text:s/>The CPU would then run the code there. <text:s/>This solution would result in subcontext calls which are slightly slower than might otherwise be possible, but the cost would not be too high.</text:span></text:p></text:note-body></text:note></text:p>
      <text:list xml:id="list31537807" text:continue-list="list31547428" text:style-name="L1">
        <text:list-item>
          <text:p text:style-name="P8">Performance</text:p>
        </text:list-item>
      </text:list>
      <text:p text:style-name="P3">TODO</text:p>
      <text:list xml:id="list31547395" text:continue-numbering="true" text:style-name="L1">
        <text:list-item>
          <text:list>
            <text:list-item>
              <text:p text:style-name="P8">TODO</text:p>
            </text:list-item>
          </text:list>
        </text:list-item>
      </text:list>
      <text:p text:style-name="P3">TODO</text:p>
      <text:list xml:id="list31548795" text:continue-numbering="true" text:style-name="L1">
        <text:list-item>
          <text:p text:style-name="P8">Related Work</text:p>
        </text:list-item>
      </text:list>
      <text:p text:style-name="P3">TODO</text:p>
      <text:list xml:id="list31553482" text:continue-numbering="true" text:style-name="L1">
        <text:list-item>
          <text:list>
            <text:list-item>
              <text:p text:style-name="P8">TODO</text:p>
            </text:list-item>
          </text:list>
        </text:list-item>
      </text:list>
      <text:p text:style-name="P3">TODO</text:p>
      <text:list xml:id="list31558698" text:continue-numbering="true" text:style-name="L1">
        <text:list-item>
          <text:p text:style-name="P8">Future Work</text:p>
        </text:list-item>
      </text:list>
      <text:p text:style-name="P3">TODO</text:p>
      <text:list xml:id="list31560401" text:continue-numbering="true" text:style-name="L1">
        <text:list-item>
          <text:list>
            <text:list-item>
              <text:p text:style-name="P8">TODO</text:p>
            </text:list-item>
          </text:list>
        </text:list-item>
      </text:list>
      <text:p text:style-name="P3"><text:soft-page-break/>TODO</text:p>
      <text:list xml:id="list31556215" text:continue-numbering="true" text:style-name="L1">
        <text:list-item>
          <text:p text:style-name="P8">Conclusions</text:p>
        </text:list-item>
      </text:list>
      <text:p text:style-name="P3">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Tahoma1" svg:font-family="Tahoma, Lucidasans, 'Lucida Sans', 'Arial Unicode MS'"/>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ndnote_20_Symbol" style:display-name="End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1" text:display-levels="2">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5-11-02T15:41:03</meta:creation-date>
    <dc:date>2011-10-06T11:42:50.46</dc:date>
    <dc:language>en-US</dc:language>
    <meta:editing-cycles>782</meta:editing-cycles>
    <meta:editing-duration>PT2H22M47S</meta:editing-duration>
    <meta:document-statistic meta:table-count="0" meta:image-count="0" meta:object-count="0" meta:page-count="27" meta:paragraph-count="268" meta:word-count="13630" meta:character-count="82669"/>
    <meta:user-defined meta:name="Info 1"/>
    <meta:user-defined meta:name="Info 2"/>
    <meta:user-defined meta:name="Info 3"/>
    <meta:user-defined meta:name="Info 4"/>
  </office:meta>
</office:document-meta>
</file>